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73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5.29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24.09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3.76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33.16mm"/>
    </style:style>
    <style:style style:name="co19" style:family="table-column">
      <style:table-column-properties fo:break-before="auto" style:column-width="57.04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69.87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3.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4.18mm" fo:break-before="auto" style:use-optimal-row-height="false"/>
    </style:style>
    <style:style style:name="ro8" style:family="table-row">
      <style:table-row-properties style:row-height="5.72mm" fo:break-before="auto" style:use-optimal-row-height="true"/>
    </style:style>
    <style:style style:name="ro9" style:family="table-row">
      <style:table-row-properties style:row-height="3.97mm" fo:break-before="auto" style:use-optimal-row-height="false"/>
    </style:style>
    <style:style style:name="ro10" style:family="table-row">
      <style:table-row-properties style:row-height="2.65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一般_5f_WESRB00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font-name-complex="Times New Roman" style:font-size-asian="8pt" style:font-size-complex="8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4" table:default-cell-style-name="ce16"/>
        <table:table-column table:style-name="co5" table:number-columns-repeated="8" table:default-cell-style-name="ce16"/>
        <table:table-column table:style-name="co6" table:default-cell-style-name="ce15"/>
        <table:table-column table:style-name="co7" table:default-cell-style-name="ce16"/>
        <table:table-column table:style-name="co8" table:default-cell-style-name="ce16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3年(西元2004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/>
            <table:table-cell table:style-name="ce43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" calcext:value-type="float">
              <text:p>1</text:p>
            </table:table-cell>
            <table:table-cell table:style-name="ce44" office:value-type="float" office:value="2" calcext:value-type="float">
              <text:p>2</text:p>
            </table:table-cell>
            <table:table-cell table:style-name="ce44" office:value-type="float" office:value="3" calcext:value-type="float">
              <text:p>3</text:p>
            </table:table-cell>
            <table:table-cell table:style-name="ce44" office:value-type="float" office:value="4" calcext:value-type="float">
              <text:p>4</text:p>
            </table:table-cell>
            <table:table-cell table:style-name="ce44" office:value-type="float" office:value="5" calcext:value-type="float">
              <text:p>5</text:p>
            </table:table-cell>
            <table:table-cell table:style-name="ce44" office:value-type="float" office:value="6" calcext:value-type="float">
              <text:p>6</text:p>
            </table:table-cell>
            <table:table-cell table:style-name="ce44" office:value-type="float" office:value="7" calcext:value-type="float">
              <text:p>7</text:p>
            </table:table-cell>
            <table:table-cell table:style-name="ce44" office:value-type="float" office:value="8" calcext:value-type="float">
              <text:p>8</text:p>
            </table:table-cell>
            <table:table-cell table:style-name="ce44" office:value-type="float" office:value="9" calcext:value-type="float">
              <text:p>9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煤及煤產品</text:p>
            </table:table-cell>
            <table:table-cell table:style-name="ce45" office:value-type="string" calcext:value-type="string">
              <text:p>煙煤-煉焦煤</text:p>
            </table:table-cell>
            <table:table-cell table:style-name="ce45" office:value-type="string" calcext:value-type="string">
              <text:p>煙煤-燃料煤</text:p>
            </table:table-cell>
            <table:table-cell table:style-name="ce45" office:value-type="string" calcext:value-type="string">
              <text:p>無煙煤</text:p>
            </table:table-cell>
            <table:table-cell table:style-name="ce45" office:value-type="string" calcext:value-type="string">
              <text:p>亞煙煤</text:p>
            </table:table-cell>
            <table:table-cell table:style-name="ce45" office:value-type="string" calcext:value-type="string">
              <text:p>褐煤</text:p>
            </table:table-cell>
            <table:table-cell table:style-name="ce45" office:value-type="string" calcext:value-type="string">
              <text:p>泥煤</text:p>
            </table:table-cell>
            <table:table-cell table:style-name="ce45" office:value-type="string" calcext:value-type="string">
              <text:p>焦炭</text:p>
            </table:table-cell>
            <table:table-cell table:style-name="ce45" office:value-type="string" calcext:value-type="string">
              <text:p>煤球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al and Coal</text:p>
            </table:table-cell>
            <table:table-cell table:number-columns-repeated="2" table:style-name="ce46" office:value-type="string" calcext:value-type="string">
              <text:p>Bituminous Coal-</text:p>
            </table:table-cell>
            <table:table-cell table:style-name="ce46" office:value-type="string" calcext:value-type="string">
              <text:p>Anthracite</text:p>
            </table:table-cell>
            <table:table-cell table:style-name="ce46" office:value-type="string" calcext:value-type="string">
              <text:p>Sub-bituminous</text:p>
            </table:table-cell>
            <table:table-cell table:style-name="ce46" office:value-type="string" calcext:value-type="string">
              <text:p>Lignite</text:p>
            </table:table-cell>
            <table:table-cell table:style-name="ce46" office:value-type="string" calcext:value-type="string">
              <text:p>Peat</text:p>
            </table:table-cell>
            <table:table-cell table:style-name="ce46" office:value-type="string" calcext:value-type="string">
              <text:p>Coke Oven Coke</text:p>
            </table:table-cell>
            <table:table-cell table:style-name="ce46" office:value-type="string" calcext:value-type="string">
              <text:p>Patent Fuel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Products Total</text:p>
            </table:table-cell>
            <table:table-cell table:style-name="ce46" office:value-type="string" calcext:value-type="string">
              <text:p>Coking Coal</text:p>
            </table:table-cell>
            <table:table-cell table:style-name="ce46" office:value-type="string" calcext:value-type="string">
              <text:p>Steam Coal</text:p>
            </table:table-cell>
            <table:table-cell table:style-name="ce46"/>
            <table:table-cell table:style-name="ce46" office:value-type="string" calcext:value-type="string">
              <text:p>Coal</text:p>
            </table:table-cell>
            <table:table-cell table:style-name="ce46" table:number-columns-repeated="4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秉油當量)</text:p>
            </table:table-cell>
            <table:table-cell table:number-columns-repeated="8" table:style-name="ce45" office:value-type="string" calcext:value-type="string">
              <text:p>(公噸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number-columns-repeated="3"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MT) </text:p>
            </table:table-cell>
            <table:table-cell table:number-columns-repeated="4" table:style-name="ce47" office:value-type="string" calcext:value-type="string">
              <text:p>(MT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2-C12</text:p>
            </table:table-cell>
            <table:table-cell table:style-name="ce48" table:number-columns-repeated="8"/>
            <table:table-cell table:style-name="ce27"/>
            <table:table-cell table:style-name="ce59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/>
          <table:table-cell table:style-name="ce43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40000280.8370933" calcext:value-type="float">
            <text:p><text:s/>40,000,281 <text:s/></text:p>
          </table:table-cell>
          <table:table-cell table:style-name="ce50" office:value-type="float" office:value="5078362" calcext:value-type="float">
            <text:p><text:s/>5,078,362 <text:s/></text:p>
          </table:table-cell>
          <table:table-cell table:style-name="ce50" office:value-type="float" office:value="49466403.323" calcext:value-type="float">
            <text:p><text:s/>49,466,403 <text:s/></text:p>
          </table:table-cell>
          <table:table-cell table:style-name="ce50" office:value-type="float" office:value="240033" calcext:value-type="float">
            <text:p><text:s/>240,033 <text:s/></text:p>
          </table:table-cell>
          <table:table-cell table:style-name="ce50" office:value-type="float" office:value="5726186" calcext:value-type="float">
            <text:p><text:s/>5,726,18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07631" calcext:value-type="float">
            <text:p><text:s/>307,63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2105.8" calcext:value-type="float">
            <text:p><text:s/>2,10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12" calcext:value-type="float">
            <text:p><text:s/>1,01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81" calcext:value-type="float">
            <text:p><text:s/>1,68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1427389.22615453" calcext:value-type="float">
            <text:p><text:s/>1,427,389 <text:s/></text:p>
          </table:table-cell>
          <table:table-cell table:style-name="ce50" office:value-type="float" office:value="-3910" calcext:value-type="float">
            <text:p><text:s/>-3,910 <text:s/></text:p>
          </table:table-cell>
          <table:table-cell table:style-name="ce50" office:value-type="float" office:value="1539627.95673842" calcext:value-type="float">
            <text:p><text:s/>1,539,628 <text:s/></text:p>
          </table:table-cell>
          <table:table-cell table:style-name="ce50" office:value-type="float" office:value="34574" calcext:value-type="float">
            <text:p><text:s/>34,574 <text:s/></text:p>
          </table:table-cell>
          <table:table-cell table:style-name="ce50" office:value-type="float" office:value="619849.043261577" calcext:value-type="float">
            <text:p><text:s/>619,84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80372" calcext:value-type="float">
            <text:p><text:s/>80,37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38570785.8109388" calcext:value-type="float">
            <text:p><text:s/>38,570,786 <text:s/></text:p>
          </table:table-cell>
          <table:table-cell table:style-name="ce51" office:value-type="float" office:value="5082272" calcext:value-type="float">
            <text:p><text:s/>5,082,272 <text:s/></text:p>
          </table:table-cell>
          <table:table-cell table:style-name="ce51" office:value-type="float" office:value="47926775.3662616" calcext:value-type="float">
            <text:p><text:s/>47,926,775 <text:s/></text:p>
          </table:table-cell>
          <table:table-cell table:style-name="ce51" office:value-type="float" office:value="204447" calcext:value-type="float">
            <text:p><text:s/>204,447 <text:s/></text:p>
          </table:table-cell>
          <table:table-cell table:style-name="ce51" office:value-type="float" office:value="5106336.95673842" calcext:value-type="float">
            <text:p><text:s/>5,106,337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225578" calcext:value-type="float">
            <text:p><text:s/>225,578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596872.053200275" calcext:value-type="float">
            <text:p><text:s/>596,872 <text:s/></text:p>
          </table:table-cell>
          <table:table-cell table:style-name="ce51" office:value-type="float" office:value="-28110" calcext:value-type="float">
            <text:p><text:s/>-28,110 <text:s/></text:p>
          </table:table-cell>
          <table:table-cell table:style-name="ce51" office:value-type="float" office:value="1281700.22305311" calcext:value-type="float">
            <text:p><text:s/>1,281,700 <text:s/></text:p>
          </table:table-cell>
          <table:table-cell table:style-name="ce51" office:value-type="float" office:value="-38367" calcext:value-type="float">
            <text:p><text:s/>-38,367 <text:s/></text:p>
          </table:table-cell>
          <table:table-cell table:style-name="ce51" office:value-type="float" office:value="-334313.68605311" calcext:value-type="float">
            <text:p><text:s/>-334,314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99591" calcext:value-type="float">
            <text:p><text:s/>-99,591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36591701.0993033" calcext:value-type="float">
            <text:p><text:s/>36,591,701 <text:s/></text:p>
          </table:table-cell>
          <table:table-cell table:style-name="ce50" office:value-type="float" office:value="5110382" calcext:value-type="float">
            <text:p><text:s/>5,110,382 <text:s/></text:p>
          </table:table-cell>
          <table:table-cell table:style-name="ce50" office:value-type="float" office:value="39830535.5731564" calcext:value-type="float">
            <text:p><text:s/>39,830,53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440650.64279153" calcext:value-type="float">
            <text:p><text:s/>5,440,65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842495" calcext:value-type="float">
            <text:p><text:s/>3,842,49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4613088.72888889" calcext:value-type="float">
            <text:p><text:s/>4,613,089 <text:s/></text:p>
          </table:table-cell>
          <table:table-cell table:style-name="ce50" office:value-type="float" office:value="5110382" calcext:value-type="float">
            <text:p><text:s/>5,110,382 <text:s/></text:p>
          </table:table-cell>
          <table:table-cell table:style-name="ce50" office:value-type="float" office:value="833678" calcext:value-type="float">
            <text:p><text:s/>833,67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style-name="ce50" office:value-type="float" office:value="3969241.16777778" calcext:value-type="float">
            <text:p><text:s/>3,969,24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92197" calcext:value-type="float">
            <text:p><text:s/>1,292,19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842495" calcext:value-type="float">
            <text:p><text:s/>3,842,49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19766987.5761963" calcext:value-type="float">
            <text:p><text:s/>19,766,98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6901446.3572085" calcext:value-type="float">
            <text:p><text:s/>26,901,44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013192.64279153" calcext:value-type="float">
            <text:p><text:s/>5,013,19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402915.52" calcext:value-type="float">
            <text:p><text:s/>402,91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96421" calcext:value-type="float">
            <text:p><text:s/>596,42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7839468.10644036" calcext:value-type="float">
            <text:p><text:s/>7,839,468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0206793.2159479" calcext:value-type="float">
            <text:p><text:s/>10,206,793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427458" calcext:value-type="float">
            <text:p><text:s/>427,458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5979925.13688889" calcext:value-type="float">
            <text:p><text:s/>5,979,92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4449491" calcext:value-type="float">
            <text:p><text:s/>4,449,49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5979925.13688889" calcext:value-type="float">
            <text:p><text:s/>5,979,92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4449491" calcext:value-type="float">
            <text:p><text:s/>4,449,49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941305.892333333" calcext:value-type="float">
            <text:p><text:s/>941,306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459339.136666667" calcext:value-type="float">
            <text:p><text:s/>459,339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481966.755666667" calcext:value-type="float">
            <text:p><text:s/>481,967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47258.5617777778" calcext:value-type="float">
            <text:p><text:s/>47,259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59737" calcext:value-type="float">
            <text:p><text:s/>59,737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6373573.34121297" calcext:value-type="float">
            <text:p><text:s/>6,373,573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6814539.5700521" calcext:value-type="float">
            <text:p><text:s/>6,814,540 <text:s/></text:p>
          </table:table-cell>
          <table:table-cell table:style-name="ce52" office:value-type="float" office:value="242814" calcext:value-type="float">
            <text:p><text:s/>242,814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872428" calcext:value-type="float">
            <text:p><text:s/>872,428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6095894.43010186" calcext:value-type="float">
            <text:p><text:s/>6,095,894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6814539.5700521" calcext:value-type="float">
            <text:p><text:s/>6,814,540 <text:s/></text:p>
          </table:table-cell>
          <table:table-cell table:style-name="ce52" office:value-type="float" office:value="172622" calcext:value-type="float">
            <text:p><text:s/>172,622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586607" calcext:value-type="float">
            <text:p><text:s/>586,607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6095894.43010186" calcext:value-type="float">
            <text:p><text:s/>6,095,89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814539.5700521" calcext:value-type="float">
            <text:p><text:s/>6,814,540 <text:s/></text:p>
          </table:table-cell>
          <table:table-cell table:style-name="ce50" office:value-type="float" office:value="172622" calcext:value-type="float">
            <text:p><text:s/>172,62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86607" calcext:value-type="float">
            <text:p><text:s/>586,60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61291.8577777788" calcext:value-type="float">
            <text:p><text:s/>61,29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0728.07894737" calcext:value-type="float">
            <text:p><text:s/>90,72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341827.186687674" calcext:value-type="float">
            <text:p><text:s/>341,82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05994.19082057" calcext:value-type="float">
            <text:p><text:s/>505,99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2095624.2637205" calcext:value-type="float">
            <text:p><text:s/>2,095,62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102075.39037574" calcext:value-type="float">
            <text:p><text:s/>3,102,07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1276587.22352072" calcext:value-type="float">
            <text:p><text:s/>1,276,58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889685.03481685" calcext:value-type="float">
            <text:p><text:s/>1,889,68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3530.45333333333" calcext:value-type="float">
            <text:p>( 3,530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5226" calcext:value-type="float">
            <text:p>( 5,226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1273056.77018738" calcext:value-type="float">
            <text:p>( 1,273,057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884459.03481685" calcext:value-type="float">
            <text:p>( 1,884,459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620674.921240433" calcext:value-type="float">
            <text:p><text:s/>620,67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18762.21894143" calcext:value-type="float">
            <text:p><text:s/>918,76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196640.512239351" calcext:value-type="float">
            <text:p><text:s/>196,64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91079.70561746" calcext:value-type="float">
            <text:p><text:s/>291,08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1721.60672" calcext:value-type="float">
            <text:p><text:s/>1,722 <text:s/>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2548.431" calcext:value-type="float">
            <text:p><text:s/>2,548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389.148373333333" calcext:value-type="float">
            <text:p><text:s/>38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76.042" calcext:value-type="float">
            <text:p><text:s/>57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954738.61763556" calcext:value-type="float">
            <text:p><text:s/>1,954,73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893527.559" calcext:value-type="float">
            <text:p><text:s/>2,893,52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760595.43271111" calcext:value-type="float">
            <text:p><text:s/>1,760,59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606144.555" calcext:value-type="float">
            <text:p><text:s/>2,606,14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94143.184924444" calcext:value-type="float">
            <text:p><text:s/>194,14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87383.004" calcext:value-type="float">
            <text:p><text:s/>287,38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497286.5618" calcext:value-type="float">
            <text:p><text:s/>1,497,28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389.765" calcext:value-type="float">
            <text:p><text:s/>7,390 <text:s/></text:p>
          </table:table-cell>
          <table:table-cell table:style-name="ce50" office:value-type="float" office:value="172622" calcext:value-type="float">
            <text:p><text:s/>172,62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86607" calcext:value-type="float">
            <text:p><text:s/>586,60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497079.24798667" calcext:value-type="float">
            <text:p><text:s/>1,497,07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082.886" calcext:value-type="float">
            <text:p><text:s/>7,083 <text:s/></text:p>
          </table:table-cell>
          <table:table-cell table:style-name="ce50" office:value-type="float" office:value="172622" calcext:value-type="float">
            <text:p><text:s/>172,62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86607" calcext:value-type="float">
            <text:p><text:s/>586,60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207.313813333333" calcext:value-type="float">
            <text:p><text:s/>20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06.879" calcext:value-type="float">
            <text:p><text:s/>30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144736.794107021" calcext:value-type="float">
            <text:p><text:s/>144,73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4248.54390842" calcext:value-type="float">
            <text:p><text:s/>214,24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277678.911111111" calcext:value-type="float">
            <text:p><text:s/>277,67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70192" calcext:value-type="float">
            <text:p><text:s/>70,19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5821" calcext:value-type="float">
            <text:p><text:s/>285,82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277678.911111111" calcext:value-type="float">
            <text:p><text:s/>277,67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70192" calcext:value-type="float">
            <text:p><text:s/>70,19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5821" calcext:value-type="float">
            <text:p><text:s/>285,82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115380059.499764" calcext:value-type="float">
            <text:p><text:s/>115,380,059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00418037.810108" calcext:value-type="float">
            <text:p><text:s/>100,418,038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4962021.6896558" calcext:value-type="float">
            <text:p><text:s/>14,962,022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83078855.024" calcext:value-type="float">
            <text:p><text:s/>83,078,855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71588376.3343442" calcext:value-type="float">
            <text:p><text:s/>71,588,376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1490478.6896558" calcext:value-type="float">
            <text:p><text:s/>11,490,479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style-name="ce57" office:value-type="float" office:value="1468113.056602" calcext:value-type="float">
            <text:p><text:s/>1,468,113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468113.056602" calcext:value-type="float">
            <text:p><text:s/>1,468,113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30833091.419162" calcext:value-type="float">
            <text:p><text:s/>30,833,091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7361548.419162" calcext:value-type="float">
            <text:p><text:s/>27,361,548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3471543" calcext:value-type="float">
            <text:p><text:s/>3,471,543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style-name="ce57" office:value-type="float" office:value="12615112.763021" calcext:value-type="float">
            <text:p><text:s/>12,615,113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2615112.763021" calcext:value-type="float">
            <text:p><text:s/>12,615,113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style-name="ce51" office:value-type="float" office:value="12615112.763021" calcext:value-type="float">
            <text:p><text:s/>12,615,113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2615112.763021" calcext:value-type="float">
            <text:p><text:s/>12,615,113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 table:number-rows-repeated="4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>
          <table:table-cell table:style-name="ce14"/>
          <table:table-cell table:style-name="ce27"/>
          <table:table-cell table:style-name="ce14" table:number-columns-repeated="1022"/>
        </table:table-row>
        <table:table-row table:style-name="ro7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3">
          <table:table-cell table:style-name="ce15"/>
          <table:table-cell table:style-name="ce28"/>
          <table:table-cell table:style-name="ce15" table:number-columns-repeated="10"/>
          <table:table-cell/>
          <table:table-cell table:style-name="ce15" table:number-columns-repeated="1011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1.$A$1:.$AMJ$10" table:range-usable-as="repeat-column repeat-row"/>
        </table:named-expressions>
      </table:table>
      <table:table table:name="Page2" table:style-name="ta2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3" table:default-cell-style-name="ce16"/>
        <table:table-column table:style-name="co4" table:default-cell-style-name="ce16"/>
        <table:table-column table:style-name="co5" table:number-columns-repeated="5" table:default-cell-style-name="ce16"/>
        <table:table-column table:style-name="co6" table:default-cell-style-name="ce16"/>
        <table:table-column table:style-name="co10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3年(西元2004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0" calcext:value-type="float">
              <text:p>10</text:p>
            </table:table-cell>
            <table:table-cell table:style-name="ce44" office:value-type="float" office:value="11" calcext:value-type="float">
              <text:p>11</text:p>
            </table:table-cell>
            <table:table-cell table:style-name="ce44" office:value-type="float" office:value="12" calcext:value-type="float">
              <text:p>12</text:p>
            </table:table-cell>
            <table:table-cell table:style-name="ce44" office:value-type="float" office:value="13" calcext:value-type="float">
              <text:p>13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44" office:value-type="float" office:value="15" calcext:value-type="float">
              <text:p>15</text:p>
            </table:table-cell>
            <table:table-cell table:style-name="ce44" office:value-type="float" office:value="16" calcext:value-type="float">
              <text:p>16</text:p>
            </table:table-cell>
            <table:table-cell table:style-name="ce44" office:value-type="float" office:value="17" calcext:value-type="float">
              <text:p>17</text:p>
            </table:table-cell>
            <table:table-cell table:style-name="ce44" office:value-type="float" office:value="18" calcext:value-type="float">
              <text:p>18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焦爐氣</text:p>
            </table:table-cell>
            <table:table-cell table:style-name="ce45" office:value-type="string" calcext:value-type="string">
              <text:p>高爐氣</text:p>
            </table:table-cell>
            <table:table-cell table:style-name="ce45" office:value-type="string" calcext:value-type="string">
              <text:p>轉爐氣</text:p>
            </table:table-cell>
            <table:table-cell table:style-name="ce45" office:value-type="string" calcext:value-type="string">
              <text:p>原油及石油</text:p>
            </table:table-cell>
            <table:table-cell table:style-name="ce45" office:value-type="string" calcext:value-type="string">
              <text:p>原油</text:p>
            </table:table-cell>
            <table:table-cell table:style-name="ce45" office:value-type="string" calcext:value-type="string">
              <text:p>煉油廠進料</text:p>
            </table:table-cell>
            <table:table-cell table:style-name="ce45" office:value-type="string" calcext:value-type="string">
              <text:p>添加劑/</text:p>
            </table:table-cell>
            <table:table-cell table:style-name="ce45" office:value-type="string" calcext:value-type="string">
              <text:p>煉油氣</text:p>
            </table:table-cell>
            <table:table-cell table:style-name="ce45" office:value-type="string" calcext:value-type="string">
              <text:p>液化石油氣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61" table:number-columns-repeated="2"/>
            <table:table-cell table:style-name="ce45" office:value-type="string" calcext:value-type="string">
              <text:p>產品合計</text:p>
            </table:table-cell>
            <table:table-cell table:style-name="ce61" table:number-columns-repeated="2"/>
            <table:table-cell table:style-name="ce61" office:value-type="string" calcext:value-type="string">
              <text:p>含氧化合物</text:p>
            </table:table-cell>
            <table:table-cell table:style-name="ce61"/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ke Oven Gas</text:p>
            </table:table-cell>
            <table:table-cell table:style-name="ce62" office:value-type="string" calcext:value-type="string">
              <text:p>Blast Furnace Gas</text:p>
            </table:table-cell>
            <table:table-cell table:style-name="ce62" office:value-type="string" calcext:value-type="string">
              <text:p>Oxygen Steel</text:p>
            </table:table-cell>
            <table:table-cell table:style-name="ce62" office:value-type="string" calcext:value-type="string">
              <text:p>Crude Oil and Petroleum</text:p>
            </table:table-cell>
            <table:table-cell table:style-name="ce62" office:value-type="string" calcext:value-type="string">
              <text:p>Crude Oil</text:p>
            </table:table-cell>
            <table:table-cell table:style-name="ce62" office:value-type="string" calcext:value-type="string">
              <text:p>Refinery</text:p>
            </table:table-cell>
            <table:table-cell table:style-name="ce62" office:value-type="string" calcext:value-type="string">
              <text:p>Additives/</text:p>
            </table:table-cell>
            <table:table-cell table:style-name="ce62" office:value-type="string" calcext:value-type="string">
              <text:p>Refinery Gas</text:p>
            </table:table-cell>
            <table:table-cell table:style-name="ce62" office:value-type="string" calcext:value-type="string">
              <text:p>LPG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/>
            <table:table-cell table:style-name="ce62" office:value-type="string" calcext:value-type="string">
              <text:p>Furnace Gas</text:p>
            </table:table-cell>
            <table:table-cell table:style-name="ce46" office:value-type="string" calcext:value-type="string">
              <text:p>Products Total</text:p>
            </table:table-cell>
            <table:table-cell table:style-name="ce62"/>
            <table:table-cell table:style-name="ce62" office:value-type="string" calcext:value-type="string">
              <text:p>Feedstocks</text:p>
            </table:table-cell>
            <table:table-cell table:style-name="ce62" office:value-type="string" calcext:value-type="string">
              <text:p>Oxygenates</text:p>
            </table:table-cell>
            <table:table-cell table:style-name="ce62"/>
            <table:table-cell table:style-name="ce46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3"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3"/>
            <table:table-cell table:style-name="ce48" office:value-type="string" calcext:value-type="string">
              <text:p>C14-C36</text:p>
            </table:table-cell>
            <table:table-cell table:style-name="ce48" table:number-columns-repeated="5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49" office:value-type="float" office:value="96707.2689866079" calcext:value-type="float">
            <text:p><text:s/>96,707 <text:s/></text:p>
          </table:table-cell>
          <table:table-cell table:style-name="ce49" office:value-type="float" office:value="44562" calcext:value-type="float">
            <text:p><text:s/>44,562 <text:s/></text:p>
          </table:table-cell>
          <table:table-cell table:style-name="ce49" office:value-type="float" office:value="52145.2689866079" calcext:value-type="float">
            <text:p><text:s/>52,145 <text:s/>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9403717.6779326" calcext:value-type="float">
            <text:p><text:s/>69,403,718 <text:s/></text:p>
          </table:table-cell>
          <table:table-cell table:style-name="ce50" office:value-type="float" office:value="58445674" calcext:value-type="float">
            <text:p><text:s/>58,445,67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30934.67" calcext:value-type="float">
            <text:p><text:s/>330,93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75946.026" calcext:value-type="float">
            <text:p><text:s/>1,575,94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782747.1494728" calcext:value-type="float">
            <text:p><text:s/>14,782,74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61913.802" calcext:value-type="float">
            <text:p><text:s/>661,91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771466.4" calcext:value-type="float">
            <text:p><text:s/>2,771,46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93374.22222222" calcext:value-type="float">
            <text:p><text:s/>2,193,37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536643.00307" calcext:value-type="float">
            <text:p><text:s/>1,536,643 <text:s/></text:p>
          </table:table-cell>
          <table:table-cell table:style-name="ce50" office:value-type="float" office:value="949393" calcext:value-type="float">
            <text:p><text:s/>949,39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6116.842" calcext:value-type="float">
            <text:p><text:s/>86,117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8216194.1721543" calcext:value-type="float">
            <text:p><text:s/>48,216,194 <text:s/></text:p>
          </table:table-cell>
          <table:table-cell table:style-name="ce51" office:value-type="float" office:value="57540843" calcext:value-type="float">
            <text:p><text:s/>57,540,843 <text:s/></text:p>
          </table:table-cell>
          <table:table-cell table:style-name="ce51" office:value-type="float" office:value="52145.2689866079" calcext:value-type="float">
            <text:p><text:s/>52,145 <text:s/></text:p>
          </table:table-cell>
          <table:table-cell table:style-name="ce51" office:value-type="float" office:value="330934.67" calcext:value-type="float">
            <text:p><text:s/>330,935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827915.382" calcext:value-type="float">
            <text:p><text:s/>827,91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480550.23655333" calcext:value-type="float">
            <text:p><text:s/>6,480,55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0152.348" calcext:value-type="float">
            <text:p><text:s/>40,152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-1108930.86480798" calcext:value-type="float">
            <text:p><text:s/>-1,108,931 <text:s/></text:p>
          </table:table-cell>
          <table:table-cell table:style-name="ce51" office:value-type="float" office:value="-549955" calcext:value-type="float">
            <text:p><text:s/>-549,955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-52486.2639999999" calcext:value-type="float">
            <text:p><text:s/>-52,48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297930" calcext:value-type="float">
            <text:p><text:s/>297,930 <text:s/></text:p>
          </table:table-cell>
          <table:table-cell table:style-name="ce50" office:value-type="float" office:value="5083620" calcext:value-type="float">
            <text:p><text:s/>5,083,620 <text:s/></text:p>
          </table:table-cell>
          <table:table-cell table:style-name="ce50" office:value-type="float" office:value="478280" calcext:value-type="float">
            <text:p><text:s/>478,280 <text:s/></text:p>
          </table:table-cell>
          <table:table-cell table:style-name="ce50" office:value-type="float" office:value="62844022.4450138" calcext:value-type="float">
            <text:p><text:s/>62,844,022 <text:s/></text:p>
          </table:table-cell>
          <table:table-cell table:style-name="ce50" office:value-type="float" office:value="58090798" calcext:value-type="float">
            <text:p><text:s/>58,090,798 <text:s/></text:p>
          </table:table-cell>
          <table:table-cell table:style-name="ce50" office:value-type="float" office:value="52145.2689866079" calcext:value-type="float">
            <text:p><text:s/>52,145 <text:s/></text:p>
          </table:table-cell>
          <table:table-cell table:style-name="ce50" office:value-type="float" office:value="330934.67" calcext:value-type="float">
            <text:p><text:s/>330,935 <text:s/></text:p>
          </table:table-cell>
          <table:table-cell table:style-name="ce50" office:value-type="float" office:value="10842.85392125" calcext:value-type="float">
            <text:p><text:s/>10,84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8473877.9389866" calcext:value-type="float">
            <text:p><text:s/>58,473,878 <text:s/></text:p>
          </table:table-cell>
          <table:table-cell table:style-name="ce50" office:value-type="float" office:value="58090798" calcext:value-type="float">
            <text:p><text:s/>58,090,798 <text:s/></text:p>
          </table:table-cell>
          <table:table-cell table:style-name="ce50" office:value-type="float" office:value="52145.2689866079" calcext:value-type="float">
            <text:p><text:s/>52,145 <text:s/></text:p>
          </table:table-cell>
          <table:table-cell table:style-name="ce50" office:value-type="float" office:value="330934.67" calcext:value-type="float">
            <text:p><text:s/>330,93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954333.6" calcext:value-type="float">
            <text:p><text:s/>2,954,33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362.6666666667" calcext:value-type="float">
            <text:p><text:s/>24,36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297930" calcext:value-type="float">
            <text:p><text:s/>297,930 <text:s/></text:p>
          </table:table-cell>
          <table:table-cell table:style-name="ce51" office:value-type="float" office:value="5083620" calcext:value-type="float">
            <text:p><text:s/>5,083,620 <text:s/></text:p>
          </table:table-cell>
          <table:table-cell table:style-name="ce51" office:value-type="float" office:value="478280" calcext:value-type="float">
            <text:p><text:s/>478,280 <text:s/></text:p>
          </table:table-cell>
          <table:table-cell table:style-name="ce51" office:value-type="float" office:value="1391448.23936049" calcext:value-type="float">
            <text:p><text:s/>1,391,448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0842.85392125" calcext:value-type="float">
            <text:p><text:s/>10,843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2186800" calcext:value-type="float">
            <text:p><text:s/>2,186,800 <text:s/></text:p>
          </table:table-cell>
          <table:table-cell table:style-name="ce50" office:value-type="float" office:value="15027839" calcext:value-type="float">
            <text:p><text:s/>15,027,839 <text:s/></text:p>
          </table:table-cell>
          <table:table-cell table:style-name="ce50" office:value-type="float" office:value="969341" calcext:value-type="float">
            <text:p><text:s/>969,341 <text:s/></text:p>
          </table:table-cell>
          <table:table-cell table:style-name="ce50" office:value-type="float" office:value="63970268.2401572" calcext:value-type="float">
            <text:p><text:s/>63,970,26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97759.255" calcext:value-type="float">
            <text:p><text:s/>1,697,759 <text:s/></text:p>
          </table:table-cell>
          <table:table-cell table:style-name="ce50" office:value-type="float" office:value="2637258.066" calcext:value-type="float">
            <text:p><text:s/>2,637,258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2186800" calcext:value-type="float">
            <text:p><text:s/>2,186,800 <text:s/></text:p>
          </table:table-cell>
          <table:table-cell table:style-name="ce50" office:value-type="float" office:value="15027839" calcext:value-type="float">
            <text:p><text:s/>15,027,839 <text:s/></text:p>
          </table:table-cell>
          <table:table-cell table:style-name="ce50" office:value-type="float" office:value="969341" calcext:value-type="float">
            <text:p><text:s/>969,341 <text:s/></text:p>
          </table:table-cell>
          <table:table-cell table:style-name="ce50" office:value-type="float" office:value="58833070.3735012" calcext:value-type="float">
            <text:p><text:s/>58,833,07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97759.255" calcext:value-type="float">
            <text:p><text:s/>1,697,759 <text:s/></text:p>
          </table:table-cell>
          <table:table-cell table:style-name="ce50" office:value-type="float" office:value="2300259.08364823" calcext:value-type="float">
            <text:p><text:s/>2,300,259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5137197.866656" calcext:value-type="float">
            <text:p><text:s/>5,137,198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336998.982351771" calcext:value-type="float">
            <text:p><text:s/>336,99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511372" calcext:value-type="float">
            <text:p><text:s/>511,372 <text:s/></text:p>
          </table:table-cell>
          <table:table-cell table:style-name="ce50" office:value-type="float" office:value="7508739" calcext:value-type="float">
            <text:p><text:s/>7,508,739 <text:s/></text:p>
          </table:table-cell>
          <table:table-cell table:style-name="ce50" office:value-type="float" office:value="262012" calcext:value-type="float">
            <text:p><text:s/>262,012 <text:s/></text:p>
          </table:table-cell>
          <table:table-cell table:style-name="ce50" office:value-type="float" office:value="2873111.04471435" calcext:value-type="float">
            <text:p><text:s/>2,873,11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86747.92369289" calcext:value-type="float">
            <text:p><text:s/>1,686,748 <text:s/></text:p>
          </table:table-cell>
          <table:table-cell table:style-name="ce50" office:value-type="float" office:value="298099.278" calcext:value-type="float">
            <text:p><text:s/>298,09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40" calcext:value-type="float">
            <text:p><text:s/>64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353657" calcext:value-type="float">
            <text:p><text:s/>353,657 <text:s/></text:p>
          </table:table-cell>
          <table:table-cell table:style-name="ce50" office:value-type="float" office:value="2778626" calcext:value-type="float">
            <text:p><text:s/>2,778,626 <text:s/></text:p>
          </table:table-cell>
          <table:table-cell table:style-name="ce50" office:value-type="float" office:value="262012" calcext:value-type="float">
            <text:p><text:s/>262,012 <text:s/></text:p>
          </table:table-cell>
          <table:table-cell table:style-name="ce50" office:value-type="float" office:value="15948.8" calcext:value-type="float">
            <text:p><text:s/>15,94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157715" calcext:value-type="float">
            <text:p><text:s/>157,715 <text:s/></text:p>
          </table:table-cell>
          <table:table-cell table:style-name="ce50" office:value-type="float" office:value="4730113" calcext:value-type="float">
            <text:p><text:s/>4,730,11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8.133333333333" calcext:value-type="float">
            <text:p><text:s/>25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51442.36690102" calcext:value-type="float">
            <text:p><text:s/>2,851,44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86747.92369289" calcext:value-type="float">
            <text:p><text:s/>1,686,748 <text:s/></text:p>
          </table:table-cell>
          <table:table-cell table:style-name="ce50" office:value-type="float" office:value="295510.446" calcext:value-type="float">
            <text:p><text:s/>295,51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79.06666666667" calcext:value-type="float">
            <text:p><text:s/>2,87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942.67781333333" calcext:value-type="float">
            <text:p><text:s/>1,943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2588.832" calcext:value-type="float">
            <text:p><text:s/>2,589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136" calcext:value-type="float">
            <text:p><text:s/>136 <text:s/></text:p>
          </table:table-cell>
          <table:table-cell table:style-name="ce52" office:value-type="float" office:value="6905" calcext:value-type="float">
            <text:p><text:s/>6,905 <text:s/></text:p>
          </table:table-cell>
          <table:table-cell table:style-name="ce52" office:value-type="float" office:value="659" calcext:value-type="float">
            <text:p><text:s/>659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377362" calcext:value-type="float">
            <text:p><text:s/>1,377,362 <text:s/></text:p>
          </table:table-cell>
          <table:table-cell table:style-name="ce52" office:value-type="float" office:value="2428575" calcext:value-type="float">
            <text:p><text:s/>2,428,575 <text:s/></text:p>
          </table:table-cell>
          <table:table-cell table:style-name="ce52" office:value-type="float" office:value="228390" calcext:value-type="float">
            <text:p><text:s/>228,390 <text:s/></text:p>
          </table:table-cell>
          <table:table-cell table:style-name="ce52" office:value-type="float" office:value="41097709.550838" calcext:value-type="float">
            <text:p><text:s/>41,097,710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168.47738586" calcext:value-type="float">
            <text:p><text:s/>168 <text:s/></text:p>
          </table:table-cell>
          <table:table-cell table:style-name="ce52" office:value-type="float" office:value="3179408.086" calcext:value-type="float">
            <text:p><text:s/>3,179,408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377362" calcext:value-type="float">
            <text:p><text:s/>1,377,362 <text:s/></text:p>
          </table:table-cell>
          <table:table-cell table:style-name="ce52" office:value-type="float" office:value="2428575" calcext:value-type="float">
            <text:p><text:s/>2,428,575 <text:s/></text:p>
          </table:table-cell>
          <table:table-cell table:style-name="ce52" office:value-type="float" office:value="228390" calcext:value-type="float">
            <text:p><text:s/>228,390 <text:s/></text:p>
          </table:table-cell>
          <table:table-cell table:style-name="ce52" office:value-type="float" office:value="23579663.6272479" calcext:value-type="float">
            <text:p><text:s/>23,579,664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168.47738586" calcext:value-type="float">
            <text:p><text:s/>168 <text:s/></text:p>
          </table:table-cell>
          <table:table-cell table:style-name="ce52" office:value-type="float" office:value="3179408.086" calcext:value-type="float">
            <text:p><text:s/>3,179,40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377362" calcext:value-type="float">
            <text:p><text:s/>1,377,362 <text:s/></text:p>
          </table:table-cell>
          <table:table-cell table:style-name="ce50" office:value-type="float" office:value="2428575" calcext:value-type="float">
            <text:p><text:s/>2,428,575 <text:s/></text:p>
          </table:table-cell>
          <table:table-cell table:style-name="ce50" office:value-type="float" office:value="228390" calcext:value-type="float">
            <text:p><text:s/>228,390 <text:s/></text:p>
          </table:table-cell>
          <table:table-cell table:style-name="ce50" office:value-type="float" office:value="6393427.75665682" calcext:value-type="float">
            <text:p><text:s/>6,393,42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8.47738586" calcext:value-type="float">
            <text:p><text:s/>168 <text:s/></text:p>
          </table:table-cell>
          <table:table-cell table:style-name="ce50" office:value-type="float" office:value="1017358.254" calcext:value-type="float">
            <text:p><text:s/>1,017,35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4429.8808166667" calcext:value-type="float">
            <text:p><text:s/>44,43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808.61" calcext:value-type="float">
            <text:p><text:s/>4,80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84903.519753031" calcext:value-type="float">
            <text:p><text:s/>384,90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242.412" calcext:value-type="float">
            <text:p><text:s/>12,24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69373.13272936" calcext:value-type="float">
            <text:p><text:s/>1,169,37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388.652" calcext:value-type="float">
            <text:p><text:s/>4,38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3077.8364966667" calcext:value-type="float">
            <text:p><text:s/>43,07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779.522" calcext:value-type="float">
            <text:p><text:s/>4,78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265.79427" calcext:value-type="float">
            <text:p><text:s/>6,26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65.418" calcext:value-type="float">
            <text:p><text:s/>36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67434.209205242" calcext:value-type="float">
            <text:p><text:s/>367,43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617.72" calcext:value-type="float">
            <text:p><text:s/>4,61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115.79144666667" calcext:value-type="float">
            <text:p><text:s/>9,11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842.852" calcext:value-type="float">
            <text:p><text:s/>7,84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019136.46636368" calcext:value-type="float">
            <text:p><text:s/>2,019,13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8.47738586" calcext:value-type="float">
            <text:p><text:s/>168 <text:s/></text:p>
          </table:table-cell>
          <table:table-cell table:style-name="ce50" office:value-type="float" office:value="549214.164" calcext:value-type="float">
            <text:p><text:s/>549,21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97449.28090106" calcext:value-type="float">
            <text:p><text:s/>1,297,44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7078.746" calcext:value-type="float">
            <text:p><text:s/>67,07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862297.064103599" calcext:value-type="float">
            <text:p>( 862,297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67078.746" calcext:value-type="float">
            <text:p>( 67,079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427789.016797461" calcext:value-type="float">
            <text:p>( 427,789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7363.2" calcext:value-type="float">
            <text:p>( 7,363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6164.2510914493" calcext:value-type="float">
            <text:p><text:s/>46,16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8.47738586" calcext:value-type="float">
            <text:p><text:s/>16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0931.990101169" calcext:value-type="float">
            <text:p><text:s/>240,93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434590.94427" calcext:value-type="float">
            <text:p><text:s/>434,591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482135.418" calcext:value-type="float">
            <text:p><text:s/>482,13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1582.2476" calcext:value-type="float">
            <text:p><text:s/>281,58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053.84" calcext:value-type="float">
            <text:p><text:s/>7,05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7026.4270988889" calcext:value-type="float">
            <text:p><text:s/>37,02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222.614" calcext:value-type="float">
            <text:p><text:s/>10,223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77107.66419" calcext:value-type="float">
            <text:p><text:s/>77,108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9993.546" calcext:value-type="float">
            <text:p><text:s/>9,99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14700.703354444" calcext:value-type="float">
            <text:p><text:s/>514,70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4601.994" calcext:value-type="float">
            <text:p><text:s/>34,60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0696.706487778" calcext:value-type="float">
            <text:p><text:s/>120,69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05.314" calcext:value-type="float">
            <text:p><text:s/>1,40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94003.996866667" calcext:value-type="float">
            <text:p><text:s/>394,00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3196.68" calcext:value-type="float">
            <text:p><text:s/>33,19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4584.7776233333" calcext:value-type="float">
            <text:p>( 14,585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6592.886" calcext:value-type="float">
            <text:p>( 16,593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style-name="ce55" office:value-type="float" office:value="45704.6520366667" calcext:value-type="float">
            <text:p>( 45,705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55" office:value-type="float" office:value="5692.158" calcext:value-type="float">
            <text:p>( 5,692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377362" calcext:value-type="float">
            <text:p><text:s/>1,377,362 <text:s/></text:p>
          </table:table-cell>
          <table:table-cell table:style-name="ce50" office:value-type="float" office:value="2428575" calcext:value-type="float">
            <text:p><text:s/>2,428,575 <text:s/></text:p>
          </table:table-cell>
          <table:table-cell table:style-name="ce50" office:value-type="float" office:value="228390" calcext:value-type="float">
            <text:p><text:s/>228,390 <text:s/></text:p>
          </table:table-cell>
          <table:table-cell table:style-name="ce50" office:value-type="float" office:value="818543.364742222" calcext:value-type="float">
            <text:p><text:s/>818,54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5037.768" calcext:value-type="float">
            <text:p><text:s/>95,03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377362" calcext:value-type="float">
            <text:p><text:s/>1,377,362 <text:s/></text:p>
          </table:table-cell>
          <table:table-cell table:style-name="ce50" office:value-type="float" office:value="2428575" calcext:value-type="float">
            <text:p><text:s/>2,428,575 <text:s/></text:p>
          </table:table-cell>
          <table:table-cell table:style-name="ce50" office:value-type="float" office:value="228390" calcext:value-type="float">
            <text:p><text:s/>228,390 <text:s/></text:p>
          </table:table-cell>
          <table:table-cell table:style-name="ce50" office:value-type="float" office:value="681568.226581111" calcext:value-type="float">
            <text:p><text:s/>681,56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67922.298" calcext:value-type="float">
            <text:p><text:s/>67,92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6975.138161111" calcext:value-type="float">
            <text:p><text:s/>136,97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7115.47" calcext:value-type="float">
            <text:p><text:s/>27,11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67057.72326" calcext:value-type="float">
            <text:p>( 67,058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10795.284" calcext:value-type="float">
            <text:p>( 10,795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4590.45232" calcext:value-type="float">
            <text:p><text:s/>124,59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8936.288" calcext:value-type="float">
            <text:p><text:s/>18,936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14480.15442" calcext:value-type="float">
            <text:p><text:s/>14,480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4810.428" calcext:value-type="float">
            <text:p><text:s/>4,81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4524.070644373" calcext:value-type="float">
            <text:p><text:s/>104,52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282.708" calcext:value-type="float">
            <text:p><text:s/>9,28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1456.5788755556" calcext:value-type="float">
            <text:p><text:s/>51,45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027.688" calcext:value-type="float">
            <text:p><text:s/>14,02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4405.932806667" calcext:value-type="float">
            <text:p><text:s/>194,40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24126.676" calcext:value-type="float">
            <text:p><text:s/>224,12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24.480000028" calcext:value-type="float">
            <text:p><text:s/>1,42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4930.96931" calcext:value-type="float">
            <text:p><text:s/>94,93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05.354" calcext:value-type="float">
            <text:p><text:s/>1,005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4918.0802133333" calcext:value-type="float">
            <text:p><text:s/>34,918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420046.9261744" calcext:value-type="float">
            <text:p><text:s/>13,420,04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9852.982" calcext:value-type="float">
            <text:p><text:s/>39,85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39688.888888889" calcext:value-type="float">
            <text:p><text:s/>239,68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769828.4372856" calcext:value-type="float">
            <text:p><text:s/>12,769,82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9852.982" calcext:value-type="float">
            <text:p><text:s/>39,85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4160" calcext:value-type="float">
            <text:p><text:s/>34,16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76369.6" calcext:value-type="float">
            <text:p><text:s/>376,37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64820.18459" calcext:value-type="float">
            <text:p><text:s/>1,064,82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0.906" calcext:value-type="float">
            <text:p><text:s/>3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895.51792333333" calcext:value-type="float">
            <text:p><text:s/>4,89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0.906" calcext:value-type="float">
            <text:p><text:s/>31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059924.66666667" calcext:value-type="float">
            <text:p><text:s/>1,059,925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67090.88175667" calcext:value-type="float">
            <text:p><text:s/>1,267,09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76649.606" calcext:value-type="float">
            <text:p><text:s/>176,65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42512.228597778" calcext:value-type="float">
            <text:p><text:s/>542,51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74466.188" calcext:value-type="float">
            <text:p><text:s/>174,46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955.93333333333" calcext:value-type="float">
            <text:p><text:s/>8,95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902.20693666667" calcext:value-type="float">
            <text:p><text:s/>8,90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.818" calcext:value-type="float">
            <text:p><text:s/>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960.3333333333" calcext:value-type="float">
            <text:p><text:s/>11,96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517.46089333333" calcext:value-type="float">
            <text:p><text:s/>7,51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0.904" calcext:value-type="float">
            <text:p><text:s/>5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44879.222222222" calcext:value-type="float">
            <text:p><text:s/>444,87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42363.49644" calcext:value-type="float">
            <text:p><text:s/>242,363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2130.696" calcext:value-type="float">
            <text:p><text:s/>2,131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1434277.87807" calcext:value-type="float">
            <text:p><text:s/>1,434,278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1945516.338" calcext:value-type="float">
            <text:p><text:s/>1,945,51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518045.9235901" calcext:value-type="float">
            <text:p><text:s/>17,518,04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518045.9235901" calcext:value-type="float">
            <text:p><text:s/>17,518,04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3939446.7333333" calcext:value-type="float">
            <text:p>( 13,939,447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7437117.618703" calcext:value-type="float">
            <text:p><text:s/>17,437,118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60745.480949" calcext:value-type="float">
            <text:p><text:s/>60,745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1383421.307" calcext:value-type="float">
            <text:p><text:s/>11,383,421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63545.687154" calcext:value-type="float">
            <text:p><text:s/>63,546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5990150.624549" calcext:value-type="float">
            <text:p><text:s/>5,990,151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60745.480949" calcext:value-type="float">
            <text:p><text:s/>60,745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271998.273227" calcext:value-type="float">
            <text:p><text:s/>1,271,998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271998.273227" calcext:value-type="float">
            <text:p><text:s/>1,271,998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2.$A$1:.$AMJ$10" table:range-usable-as="repeat-column repeat-row"/>
        </table:named-expressions>
      </table:table>
      <table:table table:name="Page3" table:style-name="ta3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1" table:default-cell-style-name="ce16"/>
        <table:table-column table:style-name="co12" table:number-columns-repeated="8" table:default-cell-style-name="ce16"/>
        <table:table-column table:style-name="co6" table:default-cell-style-name="ce16"/>
        <table:table-column table:style-name="co2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3年(西元2004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9" calcext:value-type="float">
              <text:p>19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44" office:value-type="float" office:value="21" calcext:value-type="float">
              <text:p>21</text:p>
            </table:table-cell>
            <table:table-cell table:style-name="ce44" office:value-type="float" office:value="22" calcext:value-type="float">
              <text:p>22</text:p>
            </table:table-cell>
            <table:table-cell table:style-name="ce44" office:value-type="float" office:value="23" calcext:value-type="float">
              <text:p>23</text:p>
            </table:table-cell>
            <table:table-cell table:style-name="ce44" office:value-type="float" office:value="24" calcext:value-type="float">
              <text:p>24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44" office:value-type="float" office:value="26" calcext:value-type="float">
              <text:p>26</text:p>
            </table:table-cell>
            <table:table-cell table:style-name="ce44" office:value-type="float" office:value="27" calcext:value-type="float">
              <text:p>27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丙烷混合氣)</text:p>
            </table:table-cell>
            <table:table-cell table:style-name="ce45" office:value-type="string" calcext:value-type="string">
              <text:p>天然汽油</text:p>
            </table:table-cell>
            <table:table-cell table:style-name="ce45" office:value-type="string" calcext:value-type="string">
              <text:p>石油腦</text:p>
            </table:table-cell>
            <table:table-cell table:style-name="ce45" office:value-type="string" calcext:value-type="string">
              <text:p>車用汽油</text:p>
            </table:table-cell>
            <table:table-cell table:style-name="ce45" office:value-type="string" calcext:value-type="string">
              <text:p>(無鉛汽油)</text:p>
            </table:table-cell>
            <table:table-cell table:style-name="ce45" office:value-type="string" calcext:value-type="string">
              <text:p>航空汽油</text:p>
            </table:table-cell>
            <table:table-cell table:number-columns-repeated="2" table:style-name="ce45" office:value-type="string" calcext:value-type="string">
              <text:p>航空燃油-</text:p>
            </table:table-cell>
            <table:table-cell table:style-name="ce45" office:value-type="string" calcext:value-type="string">
              <text:p>煤油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/>
            <table:table-cell table:style-name="ce45" table:number-columns-repeated="4"/>
            <table:table-cell table:style-name="ce61"/>
            <table:table-cell table:style-name="ce61" office:value-type="string" calcext:value-type="string">
              <text:p>汽油型</text:p>
            </table:table-cell>
            <table:table-cell table:style-name="ce61" office:value-type="string" calcext:value-type="string">
              <text:p>煤油型</text:p>
            </table:table-cell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(Propane Air)</text:p>
            </table:table-cell>
            <table:table-cell table:style-name="ce46" office:value-type="string" calcext:value-type="string">
              <text:p>Natural Gasoline</text:p>
            </table:table-cell>
            <table:table-cell table:style-name="ce46" office:value-type="string" calcext:value-type="string">
              <text:p>Naphthas</text:p>
            </table:table-cell>
            <table:table-cell table:style-name="ce46" office:value-type="string" calcext:value-type="string">
              <text:p>Motor Gasoline</text:p>
            </table:table-cell>
            <table:table-cell table:style-name="ce46" office:value-type="string" calcext:value-type="string">
              <text:p>(Unleaded</text:p>
            </table:table-cell>
            <table:table-cell table:style-name="ce62" office:value-type="string" calcext:value-type="string">
              <text:p>Aviation </text:p>
            </table:table-cell>
            <table:table-cell table:number-columns-repeated="2" table:style-name="ce62" office:value-type="string" calcext:value-type="string">
              <text:p>Jet Fuel-</text:p>
            </table:table-cell>
            <table:table-cell table:style-name="ce46" office:value-type="string" calcext:value-type="string">
              <text:p>Kerosene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 table:number-columns-repeated="3"/>
            <table:table-cell table:style-name="ce62" office:value-type="string" calcext:value-type="string">
              <text:p>Gasoline)</text:p>
            </table:table-cell>
            <table:table-cell table:style-name="ce62" office:value-type="string" calcext:value-type="string">
              <text:p>Gasoline</text:p>
            </table:table-cell>
            <table:table-cell table:style-name="ce62" office:value-type="string" calcext:value-type="string">
              <text:p>Gasoline Type</text:p>
            </table:table-cell>
            <table:table-cell table:style-name="ce62" office:value-type="string" calcext:value-type="string">
              <text:p>Kerosene Type</text:p>
            </table:table-cell>
            <table:table-cell table:style-name="ce62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9071842" calcext:value-type="float">
            <text:p><text:s/>9,071,842 <text:s/></text:p>
          </table:table-cell>
          <table:table-cell table:number-columns-repeated="2" table:style-name="ce50" office:value-type="float" office:value="127621" calcext:value-type="float">
            <text:p><text:s/>127,62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8727.19902715849" calcext:value-type="float">
            <text:p><text:s/>8,727 <text:s/></text:p>
          </table:table-cell>
          <table:table-cell table:number-columns-repeated="2" table:style-name="ce50" office:value-type="float" office:value="4636951" calcext:value-type="float">
            <text:p><text:s/>4,636,95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144481" calcext:value-type="float">
            <text:p><text:s/>1,144,48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2467546" calcext:value-type="float">
            <text:p><text:s/>2,467,54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29287" calcext:value-type="float">
            <text:p><text:s/>229,287 <text:s/></text:p>
          </table:table-cell>
          <table:table-cell table:number-columns-repeated="2" table:style-name="ce50" office:value-type="float" office:value="198825" calcext:value-type="float">
            <text:p><text:s/>198,82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19718.3672691237" calcext:value-type="float">
            <text:p><text:s/>-19,718 <text:s/></text:p>
          </table:table-cell>
          <table:table-cell table:style-name="ce50" office:value-type="float" office:value="-281633.632730876" calcext:value-type="float">
            <text:p><text:s/>-281,634 <text:s/></text:p>
          </table:table-cell>
          <table:table-cell table:style-name="ce50" office:value-type="float" office:value="-18741" calcext:value-type="float">
            <text:p><text:s/>-18,741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8833827.80097284" calcext:value-type="float">
            <text:p><text:s/>8,833,828 <text:s/></text:p>
          </table:table-cell>
          <table:table-cell table:number-columns-repeated="2" table:style-name="ce51" office:value-type="float" office:value="-4708155" calcext:value-type="float">
            <text:p><text:s/>-4,708,155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9718.3672691237" calcext:value-type="float">
            <text:p><text:s/>19,718 <text:s/></text:p>
          </table:table-cell>
          <table:table-cell table:style-name="ce51" office:value-type="float" office:value="-3330393.36726912" calcext:value-type="float">
            <text:p><text:s/>-3,330,393 <text:s/></text:p>
          </table:table-cell>
          <table:table-cell table:style-name="ce51" office:value-type="float" office:value="18741" calcext:value-type="float">
            <text:p><text:s/>18,74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751844" calcext:value-type="float">
            <text:p><text:s/>4,751,844 <text:s/></text:p>
          </table:table-cell>
          <table:table-cell table:number-columns-repeated="2" table:style-name="ce50" office:value-type="float" office:value="30900" calcext:value-type="float">
            <text:p><text:s/>30,90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59.57245276519" calcext:value-type="float">
            <text:p><text:s/>2,260 <text:s/></text:p>
          </table:table-cell>
          <table:table-cell table:style-name="ce50" office:value-type="float" office:value="34288.4275472348" calcext:value-type="float">
            <text:p><text:s/>34,288 <text:s/></text:p>
          </table:table-cell>
          <table:table-cell table:style-name="ce50" office:value-type="float" office:value="41786" calcext:value-type="float">
            <text:p><text:s/>41,786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5296.1990271585" calcext:value-type="float">
            <text:p><text:s/>-5,296 <text:s/></text:p>
          </table:table-cell>
          <table:table-cell table:number-columns-repeated="2" table:style-name="ce51" office:value-type="float" office:value="-117622" calcext:value-type="float">
            <text:p><text:s/>-117,622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219601" calcext:value-type="float">
            <text:p><text:s/>219,60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2018849" calcext:value-type="float">
            <text:p><text:s/>12,018,849 <text:s/></text:p>
          </table:table-cell>
          <table:table-cell table:number-columns-repeated="2" table:style-name="ce50" office:value-type="float" office:value="14965554" calcext:value-type="float">
            <text:p><text:s/>14,965,554 <text:s/></text:p>
          </table:table-cell>
          <table:table-cell table:style-name="ce50" office:value-type="float" office:value="48" calcext:value-type="float">
            <text:p><text:s/>48 <text:s/></text:p>
          </table:table-cell>
          <table:table-cell table:style-name="ce50" office:value-type="float" office:value="96030.2051836415" calcext:value-type="float">
            <text:p><text:s/>96,030 <text:s/></text:p>
          </table:table-cell>
          <table:table-cell table:style-name="ce50" office:value-type="float" office:value="3717232.79481636" calcext:value-type="float">
            <text:p><text:s/>3,717,233 <text:s/></text:p>
          </table:table-cell>
          <table:table-cell table:style-name="ce50" office:value-type="float" office:value="265470" calcext:value-type="float">
            <text:p><text:s/>265,47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2018849" calcext:value-type="float">
            <text:p><text:s/>12,018,849 <text:s/></text:p>
          </table:table-cell>
          <table:table-cell table:number-columns-repeated="2" table:style-name="ce50" office:value-type="float" office:value="9610445.08" calcext:value-type="float">
            <text:p><text:s/>9,610,445 <text:s/></text:p>
          </table:table-cell>
          <table:table-cell table:style-name="ce50" office:value-type="float" office:value="48" calcext:value-type="float">
            <text:p><text:s/>48 <text:s/></text:p>
          </table:table-cell>
          <table:table-cell table:style-name="ce50" office:value-type="float" office:value="96030.2051836415" calcext:value-type="float">
            <text:p><text:s/>96,030 <text:s/></text:p>
          </table:table-cell>
          <table:table-cell table:style-name="ce50" office:value-type="float" office:value="3717232.79481636" calcext:value-type="float">
            <text:p><text:s/>3,717,233 <text:s/></text:p>
          </table:table-cell>
          <table:table-cell table:style-name="ce50" office:value-type="float" office:value="265470" calcext:value-type="float">
            <text:p><text:s/>265,470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5355108.92" calcext:value-type="float">
            <text:p><text:s/>5,355,109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940" calcext:value-type="float">
            <text:p><text:s/>5,94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" calcext:value-type="float">
            <text:p><text:s/>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598" calcext:value-type="float">
            <text:p><text:s/>2,59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" calcext:value-type="float">
            <text:p><text:s/>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322" calcext:value-type="float">
            <text:p><text:s/>3,32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20" calcext:value-type="float">
            <text:p><text:s/>20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16106129" calcext:value-type="float">
            <text:p><text:s/>16,106,129 <text:s/></text:p>
          </table:table-cell>
          <table:table-cell table:number-columns-repeated="2" table:style-name="ce52" office:value-type="float" office:value="10338181" calcext:value-type="float">
            <text:p><text:s/>10,338,181 <text:s/></text:p>
          </table:table-cell>
          <table:table-cell table:style-name="ce52" office:value-type="float" office:value="48" calcext:value-type="float">
            <text:p><text:s/>48 <text:s/></text:p>
          </table:table-cell>
          <table:table-cell table:style-name="ce52" office:value-type="float" office:value="113489" calcext:value-type="float">
            <text:p><text:s/>113,489 <text:s/></text:p>
          </table:table-cell>
          <table:table-cell table:style-name="ce52" office:value-type="float" office:value="352551" calcext:value-type="float">
            <text:p><text:s/>352,551 <text:s/></text:p>
          </table:table-cell>
          <table:table-cell table:style-name="ce52" office:value-type="float" office:value="22815" calcext:value-type="float">
            <text:p><text:s/>22,815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22152" calcext:value-type="float">
            <text:p><text:s/>22,152 <text:s/></text:p>
          </table:table-cell>
          <table:table-cell table:number-columns-repeated="2" table:style-name="ce52" office:value-type="float" office:value="10338181" calcext:value-type="float">
            <text:p><text:s/>10,338,181 <text:s/></text:p>
          </table:table-cell>
          <table:table-cell table:style-name="ce52" office:value-type="float" office:value="48" calcext:value-type="float">
            <text:p><text:s/>48 <text:s/></text:p>
          </table:table-cell>
          <table:table-cell table:style-name="ce52" office:value-type="float" office:value="113489" calcext:value-type="float">
            <text:p><text:s/>113,489 <text:s/></text:p>
          </table:table-cell>
          <table:table-cell table:style-name="ce52" office:value-type="float" office:value="352551" calcext:value-type="float">
            <text:p><text:s/>352,551 <text:s/></text:p>
          </table:table-cell>
          <table:table-cell table:style-name="ce52" office:value-type="float" office:value="22815" calcext:value-type="float">
            <text:p><text:s/>22,81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2152" calcext:value-type="float">
            <text:p><text:s/>22,152 <text:s/></text:p>
          </table:table-cell>
          <table:table-cell table:number-columns-repeated="2" table:style-name="ce50" office:value-type="float" office:value="9953" calcext:value-type="float">
            <text:p><text:s/>9,95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844" calcext:value-type="float">
            <text:p><text:s/>844 <text:s/></text:p>
          </table:table-cell>
          <table:table-cell table:style-name="ce50" office:value-type="float" office:value="8841" calcext:value-type="float">
            <text:p><text:s/>8,84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1" calcext:value-type="float">
            <text:p><text:s/>1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834" calcext:value-type="float">
            <text:p><text:s/>1,83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" calcext:value-type="float">
            <text:p><text:s/>2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8" calcext:value-type="float">
            <text:p><text:s/>2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75" calcext:value-type="float">
            <text:p><text:s/>37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4" calcext:value-type="float">
            <text:p><text:s/>6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0" calcext:value-type="float">
            <text:p><text:s/>2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" calcext:value-type="float">
            <text:p><text:s/>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2" calcext:value-type="float">
            <text:p><text:s/>2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" calcext:value-type="float">
            <text:p><text:s/>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number-columns-repeated="2" table:style-name="ce53" office:value-type="float" office:value="5" calcext:value-type="float">
            <text:p>( 5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22" calcext:value-type="float">
            <text:p><text:s/>2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64" calcext:value-type="float">
            <text:p><text:s/>6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822" calcext:value-type="float">
            <text:p><text:s/>82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7" calcext:value-type="float">
            <text:p><text:s/>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" calcext:value-type="float">
            <text:p><text:s/>2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number-columns-repeated="2" table:style-name="ce54" office:value-type="float" office:value="29" calcext:value-type="float">
            <text:p><text:s/>29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00" calcext:value-type="float">
            <text:p><text:s/>10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" calcext:value-type="float">
            <text:p><text:s/>1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2" calcext:value-type="float">
            <text:p><text:s/>9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" calcext:value-type="float">
            <text:p><text:s/>1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8" calcext:value-type="float">
            <text:p><text:s/>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number-columns-repeated="2" table:style-name="ce53" office:value-type="float" office:value="6" calcext:value-type="float">
            <text:p>( 6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2152" calcext:value-type="float">
            <text:p><text:s/>22,152 <text:s/></text:p>
          </table:table-cell>
          <table:table-cell table:number-columns-repeated="2" table:style-name="ce50" office:value-type="float" office:value="258" calcext:value-type="float">
            <text:p><text:s/>25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697" calcext:value-type="float">
            <text:p><text:s/>7,69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70" calcext:value-type="float">
            <text:p><text:s/>17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670" calcext:value-type="float">
            <text:p><text:s/>6,67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2152" calcext:value-type="float">
            <text:p><text:s/>22,152 <text:s/></text:p>
          </table:table-cell>
          <table:table-cell table:number-columns-repeated="2" table:style-name="ce50" office:value-type="float" office:value="88" calcext:value-type="float">
            <text:p><text:s/>8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27" calcext:value-type="float">
            <text:p><text:s/>1,02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22152" calcext:value-type="float">
            <text:p>( 22,152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6" calcext:value-type="float">
            <text:p><text:s/>3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2" calcext:value-type="float">
            <text:p><text:s/>42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number-columns-repeated="2" table:style-name="ce54" office:value-type="float" office:value="137" calcext:value-type="float">
            <text:p><text:s/>137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13" calcext:value-type="float">
            <text:p><text:s/>51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795" calcext:value-type="float">
            <text:p><text:s/>4,79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89" calcext:value-type="float">
            <text:p><text:s/>98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4" calcext:value-type="float">
            <text:p><text:s/>54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" calcext:value-type="float">
            <text:p><text:s/>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798" calcext:value-type="float">
            <text:p><text:s/>79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889" calcext:value-type="float">
            <text:p><text:s/>88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0259201" calcext:value-type="float">
            <text:p><text:s/>10,259,201 <text:s/></text:p>
          </table:table-cell>
          <table:table-cell table:style-name="ce50" office:value-type="float" office:value="48" calcext:value-type="float">
            <text:p><text:s/>48 <text:s/></text:p>
          </table:table-cell>
          <table:table-cell table:style-name="ce50" office:value-type="float" office:value="3867" calcext:value-type="float">
            <text:p><text:s/>3,867 <text:s/></text:p>
          </table:table-cell>
          <table:table-cell table:style-name="ce50" office:value-type="float" office:value="265738" calcext:value-type="float">
            <text:p><text:s/>265,73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8" calcext:value-type="float">
            <text:p><text:s/>48 <text:s/></text:p>
          </table:table-cell>
          <table:table-cell table:style-name="ce50" office:value-type="float" office:value="3867" calcext:value-type="float">
            <text:p><text:s/>3,867 <text:s/></text:p>
          </table:table-cell>
          <table:table-cell table:style-name="ce50" office:value-type="float" office:value="265738" calcext:value-type="float">
            <text:p><text:s/>265,73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0259201" calcext:value-type="float">
            <text:p><text:s/>10,259,20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67" calcext:value-type="float">
            <text:p><text:s/>36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67" calcext:value-type="float">
            <text:p><text:s/>36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68660" calcext:value-type="float">
            <text:p><text:s/>68,66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9622" calcext:value-type="float">
            <text:p><text:s/>109,622 <text:s/></text:p>
          </table:table-cell>
          <table:table-cell table:style-name="ce50" office:value-type="float" office:value="85969" calcext:value-type="float">
            <text:p><text:s/>85,969 <text:s/></text:p>
          </table:table-cell>
          <table:table-cell table:style-name="ce50" office:value-type="float" office:value="13974" calcext:value-type="float">
            <text:p><text:s/>13,97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3433" calcext:value-type="float">
            <text:p><text:s/>3,43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30" calcext:value-type="float">
            <text:p><text:s/>3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" calcext:value-type="float">
            <text:p><text:s/>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847" calcext:value-type="float">
            <text:p><text:s/>9,84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219" calcext:value-type="float">
            <text:p><text:s/>4,21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1083" calcext:value-type="float">
            <text:p><text:s/>51,08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9622" calcext:value-type="float">
            <text:p><text:s/>109,622 <text:s/></text:p>
          </table:table-cell>
          <table:table-cell table:style-name="ce50" office:value-type="float" office:value="85969" calcext:value-type="float">
            <text:p><text:s/>85,969 <text:s/></text:p>
          </table:table-cell>
          <table:table-cell table:style-name="ce50" office:value-type="float" office:value="9008" calcext:value-type="float">
            <text:p><text:s/>9,008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3506" calcext:value-type="float">
            <text:p><text:s/>3,506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503" calcext:value-type="float">
            <text:p><text:s/>1,503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6083977" calcext:value-type="float">
            <text:p><text:s/>16,083,97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6083977" calcext:value-type="float">
            <text:p><text:s/>16,083,97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16083977" calcext:value-type="float">
            <text:p>( 16,083,977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9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1：車用汽油轉變產出中包含生質酒精(即E100) 120 公秉；消費中包含所有車用汽油，不論是否添加生質酒精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motor gasoline" consisted of 120 kiloliters of biogasoline (E100); the consumption of "motor gasoline" consists of all the motor gasoline, whether or not into which biogasoline are blended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2：我國自民國89年全面禁止含鉛汽油供應，故無鉛汽油統計數值等同車用汽油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unleaded gasoline data is equal to the motor gasoline, since the supply of leaded gasoline was prohibited in 2000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2">
          <table:table-cell table:style-name="ce14"/>
          <table:table-cell table:style-name="ce27"/>
          <table:table-cell table:style-name="ce14" table:number-columns-repeated="1022"/>
        </table:table-row>
        <table:table-row table:style-name="ro6" table:number-rows-repeated="5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4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3.$A$1:.$AMJ$10" table:range-usable-as="repeat-column repeat-row"/>
        </table:named-expressions>
      </table:table>
      <table:table table:name="Page4" table:style-name="ta4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8" table:default-cell-style-name="ce16"/>
        <table:table-column table:style-name="co4" table:default-cell-style-name="ce16"/>
        <table:table-column table:style-name="co2" table:number-columns-repeated="2" table:default-cell-style-name="ce15"/>
        <table:table-column table:style-name="co8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3年(西元2004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28" calcext:value-type="float">
              <text:p>28</text:p>
            </table:table-cell>
            <table:table-cell table:style-name="ce44" office:value-type="float" office:value="29" calcext:value-type="float">
              <text:p>29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4" office:value-type="float" office:value="31" calcext:value-type="float">
              <text:p>31</text:p>
            </table:table-cell>
            <table:table-cell table:style-name="ce44" office:value-type="float" office:value="32" calcext:value-type="float">
              <text:p>32</text:p>
            </table:table-cell>
            <table:table-cell table:style-name="ce44" office:value-type="float" office:value="33" calcext:value-type="float">
              <text:p>33</text:p>
            </table:table-cell>
            <table:table-cell table:style-name="ce44" office:value-type="float" office:value="34" calcext:value-type="float">
              <text:p>34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44" office:value-type="float" office:value="36" calcext:value-type="float">
              <text:p>36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柴油</text:p>
            </table:table-cell>
            <table:table-cell table:style-name="ce45" office:value-type="string" calcext:value-type="string">
              <text:p>燃料油</text:p>
            </table:table-cell>
            <table:table-cell table:style-name="ce45" office:value-type="string" calcext:value-type="string">
              <text:p>白精油</text:p>
            </table:table-cell>
            <table:table-cell table:style-name="ce45" office:value-type="string" calcext:value-type="string">
              <text:p>潤滑油</text:p>
            </table:table-cell>
            <table:table-cell table:style-name="ce45" office:value-type="string" calcext:value-type="string">
              <text:p>柏油</text:p>
            </table:table-cell>
            <table:table-cell table:style-name="ce45" office:value-type="string" calcext:value-type="string">
              <text:p>溶劑油</text:p>
            </table:table-cell>
            <table:table-cell table:style-name="ce45" office:value-type="string" calcext:value-type="string">
              <text:p>石蠟</text:p>
            </table:table-cell>
            <table:table-cell table:style-name="ce45" office:value-type="string" calcext:value-type="string">
              <text:p>石油焦</text:p>
            </table:table-cell>
            <table:table-cell table:style-name="ce45" office:value-type="string" calcext:value-type="string">
              <text:p>其他石油產品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Diesel Oil</text:p>
            </table:table-cell>
            <table:table-cell table:style-name="ce46" office:value-type="string" calcext:value-type="string">
              <text:p>Fuel Oil</text:p>
            </table:table-cell>
            <table:table-cell table:style-name="ce46" office:value-type="string" calcext:value-type="string">
              <text:p>White Spirits</text:p>
            </table:table-cell>
            <table:table-cell table:style-name="ce46" office:value-type="string" calcext:value-type="string">
              <text:p>Lubricants</text:p>
            </table:table-cell>
            <table:table-cell table:style-name="ce46" office:value-type="string" calcext:value-type="string">
              <text:p>Asphalts</text:p>
            </table:table-cell>
            <table:table-cell table:style-name="ce46" office:value-type="string" calcext:value-type="string">
              <text:p>Solvents</text:p>
            </table:table-cell>
            <table:table-cell table:style-name="ce46" office:value-type="string" calcext:value-type="string">
              <text:p>Paraffin Waxes</text:p>
            </table:table-cell>
            <table:table-cell table:style-name="ce46" office:value-type="string" calcext:value-type="string">
              <text:p>Petroleum Coke</text:p>
            </table:table-cell>
            <table:table-cell table:style-name="ce46" office:value-type="string" calcext:value-type="string">
              <text:p>Other Petroleum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8"/>
            <table:table-cell table:style-name="ce62" office:value-type="string" calcext:value-type="string">
              <text:p>Products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噸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72044" calcext:value-type="float">
            <text:p><text:s/>372,04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8102" calcext:value-type="float">
            <text:p><text:s/>218,102 <text:s/></text:p>
          </table:table-cell>
          <table:table-cell table:style-name="ce50" office:value-type="float" office:value="30845" calcext:value-type="float">
            <text:p><text:s/>30,845 <text:s/></text:p>
          </table:table-cell>
          <table:table-cell table:style-name="ce50" office:value-type="float" office:value="660499.444443826" calcext:value-type="float">
            <text:p><text:s/>660,49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2389" calcext:value-type="float">
            <text:p><text:s/>42,389 <text:s/></text:p>
          </table:table-cell>
          <table:table-cell table:style-name="ce50" office:value-type="float" office:value="180909" calcext:value-type="float">
            <text:p><text:s/>180,90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6976577" calcext:value-type="float">
            <text:p><text:s/>6,976,577 <text:s/></text:p>
          </table:table-cell>
          <table:table-cell table:style-name="ce50" office:value-type="float" office:value="1134003" calcext:value-type="float">
            <text:p><text:s/>1,134,00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62221" calcext:value-type="float">
            <text:p><text:s/>262,221 <text:s/></text:p>
          </table:table-cell>
          <table:table-cell table:style-name="ce50" office:value-type="float" office:value="783370" calcext:value-type="float">
            <text:p><text:s/>783,370 <text:s/></text:p>
          </table:table-cell>
          <table:table-cell table:style-name="ce50" office:value-type="float" office:value="63718.9056112312" calcext:value-type="float">
            <text:p><text:s/>63,71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5006" calcext:value-type="float">
            <text:p><text:s/>195,006 <text:s/></text:p>
          </table:table-cell>
          <table:table-cell table:style-name="ce50" office:value-type="float" office:value="143575" calcext:value-type="float">
            <text:p><text:s/>143,57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style-name="ce50" office:value-type="float" office:value="226954" calcext:value-type="float">
            <text:p><text:s/>226,954 <text:s/></text:p>
          </table:table-cell>
          <table:table-cell table:style-name="ce50" office:value-type="float" office:value="2395159" calcext:value-type="float">
            <text:p><text:s/>2,395,15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506" calcext:value-type="float">
            <text:p><text:s/>4,50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328368" calcext:value-type="float">
            <text:p><text:s/>328,368 <text:s/></text:p>
          </table:table-cell>
          <table:table-cell table:style-name="ce50" office:value-type="float" office:value="188198.4876" calcext:value-type="float">
            <text:p><text:s/>188,19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154537" calcext:value-type="float">
            <text:p><text:s/>-154,537 <text:s/></text:p>
          </table:table-cell>
          <table:table-cell table:style-name="ce50" office:value-type="float" office:value="14332" calcext:value-type="float">
            <text:p><text:s/>14,332 <text:s/></text:p>
          </table:table-cell>
          <table:table-cell table:style-name="ce50" office:value-type="float" office:value="6919.99999999999" calcext:value-type="float">
            <text:p><text:s/>6,92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136519" calcext:value-type="float">
            <text:p><text:s/>-136,519 <text:s/></text:p>
          </table:table-cell>
          <table:table-cell table:style-name="ce50" office:value-type="float" office:value="197996" calcext:value-type="float">
            <text:p><text:s/>197,996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-7531899" calcext:value-type="float">
            <text:p><text:s/>-7,531,899 <text:s/></text:p>
          </table:table-cell>
          <table:table-cell table:style-name="ce51" office:value-type="float" office:value="-3345316.4876" calcext:value-type="float">
            <text:p><text:s/>-3,345,316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05912" calcext:value-type="float">
            <text:p><text:s/>105,912 <text:s/></text:p>
          </table:table-cell>
          <table:table-cell table:style-name="ce51" office:value-type="float" office:value="-766857" calcext:value-type="float">
            <text:p><text:s/>-766,857 <text:s/></text:p>
          </table:table-cell>
          <table:table-cell table:style-name="ce51" office:value-type="float" office:value="589860.538832594" calcext:value-type="float">
            <text:p><text:s/>589,861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-16098" calcext:value-type="float">
            <text:p><text:s/>-16,098 <text:s/></text:p>
          </table:table-cell>
          <table:table-cell table:style-name="ce51" office:value-type="float" office:value="-160662" calcext:value-type="float">
            <text:p><text:s/>-160,66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269290" calcext:value-type="float">
            <text:p><text:s/>269,290 <text:s/></text:p>
          </table:table-cell>
          <table:table-cell table:style-name="ce50" office:value-type="float" office:value="1643992" calcext:value-type="float">
            <text:p><text:s/>1,643,99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8794" calcext:value-type="float">
            <text:p><text:s/>28,79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25" calcext:value-type="float">
            <text:p><text:s/>52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97826" calcext:value-type="float">
            <text:p><text:s/>197,826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-360970" calcext:value-type="float">
            <text:p><text:s/>-360,970 <text:s/></text:p>
          </table:table-cell>
          <table:table-cell table:style-name="ce51" office:value-type="float" office:value="-266482.80929375" calcext:value-type="float">
            <text:p><text:s/>-266,483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98812.80125199" calcext:value-type="float">
            <text:p><text:s/>98,813 <text:s/></text:p>
          </table:table-cell>
          <table:table-cell table:style-name="ce50" office:value-type="float" office:value="3573314.21656959" calcext:value-type="float">
            <text:p><text:s/>3,573,31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84460.14548221" calcext:value-type="float">
            <text:p><text:s/>484,460 <text:s/></text:p>
          </table:table-cell>
          <table:table-cell table:style-name="ce50" office:value-type="float" office:value="14103.9621794973" calcext:value-type="float">
            <text:p><text:s/>14,10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95506" calcext:value-type="float">
            <text:p><text:s/>95,506 <text:s/></text:p>
          </table:table-cell>
          <table:table-cell table:style-name="ce50" office:value-type="float" office:value="2686120" calcext:value-type="float">
            <text:p><text:s/>2,686,12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840" calcext:value-type="float">
            <text:p><text:s/>22,84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3306.80125199" calcext:value-type="float">
            <text:p><text:s/>3,307 <text:s/></text:p>
          </table:table-cell>
          <table:table-cell table:style-name="ce51" office:value-type="float" office:value="864354.21656959" calcext:value-type="float">
            <text:p><text:s/>864,354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484460.14548221" calcext:value-type="float">
            <text:p><text:s/>484,460 <text:s/></text:p>
          </table:table-cell>
          <table:table-cell table:style-name="ce51" office:value-type="float" office:value="14103.9621794973" calcext:value-type="float">
            <text:p><text:s/>14,10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13611374" calcext:value-type="float">
            <text:p><text:s/>13,611,374 <text:s/></text:p>
          </table:table-cell>
          <table:table-cell table:style-name="ce50" office:value-type="float" office:value="14881705.3785063" calcext:value-type="float">
            <text:p><text:s/>14,881,70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49818" calcext:value-type="float">
            <text:p><text:s/>349,818 <text:s/></text:p>
          </table:table-cell>
          <table:table-cell table:style-name="ce50" office:value-type="float" office:value="1274429" calcext:value-type="float">
            <text:p><text:s/>1,274,429 <text:s/></text:p>
          </table:table-cell>
          <table:table-cell table:style-name="ce50" office:value-type="float" office:value="145271" calcext:value-type="float">
            <text:p><text:s/>145,27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36416" calcext:value-type="float">
            <text:p><text:s/>636,416 <text:s/></text:p>
          </table:table-cell>
          <table:table-cell table:style-name="ce50" office:value-type="float" office:value="2220894.80444444" calcext:value-type="float">
            <text:p><text:s/>2,220,89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13481818.72" calcext:value-type="float">
            <text:p><text:s/>13,481,819 <text:s/></text:p>
          </table:table-cell>
          <table:table-cell table:style-name="ce50" office:value-type="float" office:value="14881705.3785063" calcext:value-type="float">
            <text:p><text:s/>14,881,705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49818" calcext:value-type="float">
            <text:p><text:s/>349,818 <text:s/></text:p>
          </table:table-cell>
          <table:table-cell table:style-name="ce50" office:value-type="float" office:value="1274429" calcext:value-type="float">
            <text:p><text:s/>1,274,429 <text:s/></text:p>
          </table:table-cell>
          <table:table-cell table:style-name="ce50" office:value-type="float" office:value="145271" calcext:value-type="float">
            <text:p><text:s/>145,27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36416" calcext:value-type="float">
            <text:p><text:s/>636,416 <text:s/></text:p>
          </table:table-cell>
          <table:table-cell table:style-name="ce50" office:value-type="float" office:value="2094152.73511111" calcext:value-type="float">
            <text:p><text:s/>2,094,153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129555.28" calcext:value-type="float">
            <text:p><text:s/>129,555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51" office:value-type="float" office:value="126742.069333333" calcext:value-type="float">
            <text:p><text:s/>126,74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33338" calcext:value-type="float">
            <text:p><text:s/>33,338 <text:s/></text:p>
          </table:table-cell>
          <table:table-cell table:style-name="ce50" office:value-type="float" office:value="801573.43044091" calcext:value-type="float">
            <text:p><text:s/>801,57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7597.85451779" calcext:value-type="float">
            <text:p><text:s/>47,598 <text:s/></text:p>
          </table:table-cell>
          <table:table-cell table:style-name="ce50" office:value-type="float" office:value="31947.1489316138" calcext:value-type="float">
            <text:p><text:s/>31,94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00" calcext:value-type="float">
            <text:p><text:s/>60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952" calcext:value-type="float">
            <text:p><text:s/>14,95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42" calcext:value-type="float">
            <text:p><text:s/>24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33320" calcext:value-type="float">
            <text:p><text:s/>33,320 <text:s/></text:p>
          </table:table-cell>
          <table:table-cell table:style-name="ce50" office:value-type="float" office:value="785779.43044091" calcext:value-type="float">
            <text:p><text:s/>785,77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7597.85451779" calcext:value-type="float">
            <text:p><text:s/>47,598 <text:s/></text:p>
          </table:table-cell>
          <table:table-cell table:style-name="ce50" office:value-type="float" office:value="31947.1489316138" calcext:value-type="float">
            <text:p><text:s/>31,947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style-name="ce51" office:value-type="float" office:value="18" calcext:value-type="float">
            <text:p><text:s/>18 <text:s/></text:p>
          </table:table-cell>
          <table:table-cell table:number-columns-repeated="8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6039004.19874801" calcext:value-type="float">
            <text:p><text:s/>6,039,004 <text:s/></text:p>
          </table:table-cell>
          <table:table-cell table:style-name="ce52" office:value-type="float" office:value="5783992.0531895" calcext:value-type="float">
            <text:p><text:s/>5,783,992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426936" calcext:value-type="float">
            <text:p><text:s/>426,936 <text:s/></text:p>
          </table:table-cell>
          <table:table-cell table:style-name="ce52" office:value-type="float" office:value="507572" calcext:value-type="float">
            <text:p><text:s/>507,572 <text:s/></text:p>
          </table:table-cell>
          <table:table-cell table:style-name="ce52" office:value-type="float" office:value="734606.538832594" calcext:value-type="float">
            <text:p><text:s/>734,607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88260" calcext:value-type="float">
            <text:p><text:s/>88,260 <text:s/></text:p>
          </table:table-cell>
          <table:table-cell table:style-name="ce52" office:value-type="float" office:value="1816355.69333333" calcext:value-type="float">
            <text:p><text:s/>1,816,356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6039004.19874801" calcext:value-type="float">
            <text:p><text:s/>6,039,004 <text:s/></text:p>
          </table:table-cell>
          <table:table-cell table:style-name="ce52" office:value-type="float" office:value="5783992.0531895" calcext:value-type="float">
            <text:p><text:s/>5,783,992 <text:s/>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462" calcext:value-type="float">
            <text:p><text:s/>462 <text:s/></text:p>
          </table:table-cell>
          <table:table-cell table:style-name="ce52" office:value-type="float" office:value="14588" calcext:value-type="float">
            <text:p><text:s/>14,58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225704.19874801" calcext:value-type="float">
            <text:p><text:s/>225,704 <text:s/></text:p>
          </table:table-cell>
          <table:table-cell table:style-name="ce50" office:value-type="float" office:value="5044584.0531895" calcext:value-type="float">
            <text:p><text:s/>5,044,58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62" calcext:value-type="float">
            <text:p><text:s/>462 <text:s/></text:p>
          </table:table-cell>
          <table:table-cell table:style-name="ce50" office:value-type="float" office:value="14588" calcext:value-type="float">
            <text:p><text:s/>14,58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11931" calcext:value-type="float">
            <text:p><text:s/>11,931 <text:s/></text:p>
          </table:table-cell>
          <table:table-cell table:style-name="ce50" office:value-type="float" office:value="27881" calcext:value-type="float">
            <text:p><text:s/>27,88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6757.62479936" calcext:value-type="float">
            <text:p><text:s/>6,758 <text:s/></text:p>
          </table:table-cell>
          <table:table-cell table:style-name="ce50" office:value-type="float" office:value="344960.57560861" calcext:value-type="float">
            <text:p><text:s/>344,96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5007.25970317" calcext:value-type="float">
            <text:p><text:s/>5,007 <text:s/></text:p>
          </table:table-cell>
          <table:table-cell table:style-name="ce50" office:value-type="float" office:value="1088850.01114975" calcext:value-type="float">
            <text:p><text:s/>1,088,85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23" calcext:value-type="float">
            <text:p><text:s/>23 <text:s/></text:p>
          </table:table-cell>
          <table:table-cell table:style-name="ce50" office:value-type="float" office:value="37062" calcext:value-type="float">
            <text:p><text:s/>37,06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19" calcext:value-type="float">
            <text:p><text:s/>19 <text:s/></text:p>
          </table:table-cell>
          <table:table-cell table:style-name="ce50" office:value-type="float" office:value="5605" calcext:value-type="float">
            <text:p><text:s/>5,60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735.46518107" calcext:value-type="float">
            <text:p><text:s/>735 <text:s/></text:p>
          </table:table-cell>
          <table:table-cell table:style-name="ce50" office:value-type="float" office:value="340435.38203763" calcext:value-type="float">
            <text:p><text:s/>340,43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262" calcext:value-type="float">
            <text:p><text:s/>262 <text:s/></text:p>
          </table:table-cell>
          <table:table-cell table:style-name="ce50" office:value-type="float" office:value="2880" calcext:value-type="float">
            <text:p><text:s/>2,88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88234.84906438" calcext:value-type="float">
            <text:p><text:s/>88,235 <text:s/></text:p>
          </table:table-cell>
          <table:table-cell table:style-name="ce50" office:value-type="float" office:value="1436030.36542066" calcext:value-type="float">
            <text:p><text:s/>1,436,03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87536.60223849" calcext:value-type="float">
            <text:p><text:s/>87,537 <text:s/></text:p>
          </table:table-cell>
          <table:table-cell table:style-name="ce50" office:value-type="float" office:value="1093398.91558294" calcext:value-type="float">
            <text:p><text:s/>1,093,39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6895.60223849" calcext:value-type="float">
            <text:p>( 6,896 <text:s/>)</text:p>
          </table:table-cell>
          <table:table-cell table:style-name="ce53" office:value-type="float" office:value="756004.58733532" calcext:value-type="float">
            <text:p>( 756,005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80641" calcext:value-type="float">
            <text:p>( 80,641 <text:s/>)</text:p>
          </table:table-cell>
          <table:table-cell table:style-name="ce53" office:value-type="float" office:value="330491.32824762" calcext:value-type="float">
            <text:p>( 330,491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6903" calcext:value-type="float">
            <text:p>( 6,903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637.48598287" calcext:value-type="float">
            <text:p><text:s/>637 <text:s/></text:p>
          </table:table-cell>
          <table:table-cell table:style-name="ce50" office:value-type="float" office:value="42626.08318885" calcext:value-type="float">
            <text:p><text:s/>42,62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45.76084302" calcext:value-type="float">
            <text:p><text:s/>46 <text:s/></text:p>
          </table:table-cell>
          <table:table-cell table:style-name="ce50" office:value-type="float" office:value="225815.36664887" calcext:value-type="float">
            <text:p><text:s/>225,81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15" calcext:value-type="float">
            <text:p><text:s/>15 <text:s/></text:p>
          </table:table-cell>
          <table:table-cell table:style-name="ce54" office:value-type="float" office:value="74190" calcext:value-type="float">
            <text:p><text:s/>74,190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3527" calcext:value-type="float">
            <text:p><text:s/>3,527 <text:s/></text:p>
          </table:table-cell>
          <table:table-cell table:style-name="ce50" office:value-type="float" office:value="255285" calcext:value-type="float">
            <text:p><text:s/>255,28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588" calcext:value-type="float">
            <text:p><text:s/>588 <text:s/></text:p>
          </table:table-cell>
          <table:table-cell table:style-name="ce50" office:value-type="float" office:value="27125" calcext:value-type="float">
            <text:p><text:s/>27,12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401" calcext:value-type="float">
            <text:p><text:s/>401 <text:s/></text:p>
          </table:table-cell>
          <table:table-cell table:style-name="ce54" office:value-type="float" office:value="65007" calcext:value-type="float">
            <text:p><text:s/>65,007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29572" calcext:value-type="float">
            <text:p><text:s/>29,572 <text:s/></text:p>
          </table:table-cell>
          <table:table-cell table:style-name="ce50" office:value-type="float" office:value="432254" calcext:value-type="float">
            <text:p><text:s/>432,25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62" calcext:value-type="float">
            <text:p><text:s/>46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26611" calcext:value-type="float">
            <text:p><text:s/>26,611 <text:s/></text:p>
          </table:table-cell>
          <table:table-cell table:style-name="ce50" office:value-type="float" office:value="88811" calcext:value-type="float">
            <text:p><text:s/>88,81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2961" calcext:value-type="float">
            <text:p><text:s/>2,961 <text:s/></text:p>
          </table:table-cell>
          <table:table-cell table:style-name="ce50" office:value-type="float" office:value="343443" calcext:value-type="float">
            <text:p><text:s/>343,443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62" calcext:value-type="float">
            <text:p><text:s/>46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238" calcext:value-type="float">
            <text:p>( 238 <text:s/>)</text:p>
          </table:table-cell>
          <table:table-cell table:style-name="ce53" office:value-type="float" office:value="1992" calcext:value-type="float">
            <text:p>( 1,992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0" calcext:value-type="float">
            <text:p/>
          </table:table-cell>
          <table:table-cell table:style-name="ce55" office:value-type="float" office:value="38914" calcext:value-type="float">
            <text:p>( 38,914 <text:s/>)</text:p>
          </table:table-cell>
          <table:table-cell table:number-columns-repeated="7" table:style-name="ce55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7648" calcext:value-type="float">
            <text:p><text:s/>7,648 <text:s/></text:p>
          </table:table-cell>
          <table:table-cell table:style-name="ce50" office:value-type="float" office:value="656308.02" calcext:value-type="float">
            <text:p><text:s/>656,30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4588" calcext:value-type="float">
            <text:p><text:s/>14,588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6841" calcext:value-type="float">
            <text:p><text:s/>6,841 <text:s/></text:p>
          </table:table-cell>
          <table:table-cell table:style-name="ce50" office:value-type="float" office:value="566320.02" calcext:value-type="float">
            <text:p><text:s/>566,32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4588" calcext:value-type="float">
            <text:p><text:s/>14,588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807" calcext:value-type="float">
            <text:p><text:s/>807 <text:s/></text:p>
          </table:table-cell>
          <table:table-cell table:style-name="ce50" office:value-type="float" office:value="89988" calcext:value-type="float">
            <text:p><text:s/>89,98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37407" calcext:value-type="float">
            <text:p>( 37,407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3397" calcext:value-type="float">
            <text:p><text:s/>3,397 <text:s/></text:p>
          </table:table-cell>
          <table:table-cell table:style-name="ce50" office:value-type="float" office:value="100677" calcext:value-type="float">
            <text:p><text:s/>100,67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1007" calcext:value-type="float">
            <text:p><text:s/>1,007 <text:s/></text:p>
          </table:table-cell>
          <table:table-cell table:style-name="ce54" office:value-type="float" office:value="9258" calcext:value-type="float">
            <text:p><text:s/>9,258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26336" calcext:value-type="float">
            <text:p><text:s/>26,336 <text:s/></text:p>
          </table:table-cell>
          <table:table-cell table:style-name="ce50" office:value-type="float" office:value="68114.79877285" calcext:value-type="float">
            <text:p><text:s/>68,11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6554" calcext:value-type="float">
            <text:p><text:s/>6,554 <text:s/></text:p>
          </table:table-cell>
          <table:table-cell table:style-name="ce50" office:value-type="float" office:value="28039" calcext:value-type="float">
            <text:p><text:s/>28,03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1804" calcext:value-type="float">
            <text:p><text:s/>1,804 <text:s/></text:p>
          </table:table-cell>
          <table:table-cell table:style-name="ce50" office:value-type="float" office:value="25721" calcext:value-type="float">
            <text:p><text:s/>25,72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style-name="ce50" office:value-type="float" office:value="697.00000003" calcext:value-type="float">
            <text:p><text:s/>697 <text:s/></text:p>
          </table:table-cell>
          <table:table-cell table:style-name="ce50" office:value-type="float" office:value="77.2" calcext:value-type="float">
            <text:p><text:s/>7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style-name="ce50" office:value-type="float" office:value="31203" calcext:value-type="float">
            <text:p><text:s/>31,203 <text:s/></text:p>
          </table:table-cell>
          <table:table-cell table:style-name="ce50" office:value-type="float" office:value="60278" calcext:value-type="float">
            <text:p><text:s/>60,27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32735.7002" calcext:value-type="float">
            <text:p><text:s/>32,736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style-name="ce50" office:value-type="float" office:value="4285107" calcext:value-type="float">
            <text:p><text:s/>4,285,107 <text:s/></text:p>
          </table:table-cell>
          <table:table-cell table:style-name="ce50" office:value-type="float" office:value="243972" calcext:value-type="float">
            <text:p><text:s/>243,97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style-name="ce50" office:value-type="float" office:value="4124079" calcext:value-type="float">
            <text:p><text:s/>4,124,079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style-name="ce50" office:value-type="float" office:value="36600" calcext:value-type="float">
            <text:p><text:s/>36,600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style-name="ce50" office:value-type="float" office:value="124428" calcext:value-type="float">
            <text:p><text:s/>124,428 <text:s/></text:p>
          </table:table-cell>
          <table:table-cell table:style-name="ce50" office:value-type="float" office:value="243972" calcext:value-type="float">
            <text:p><text:s/>243,97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1106933" calcext:value-type="float">
            <text:p><text:s/>1,106,933 <text:s/></text:p>
          </table:table-cell>
          <table:table-cell table:style-name="ce50" office:value-type="float" office:value="29383" calcext:value-type="float">
            <text:p><text:s/>29,38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1376" calcext:value-type="float">
            <text:p><text:s/>1,376 <text:s/></text:p>
          </table:table-cell>
          <table:table-cell table:style-name="ce50" office:value-type="float" office:value="3066" calcext:value-type="float">
            <text:p><text:s/>3,06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style-name="ce51" office:value-type="float" office:value="1105557" calcext:value-type="float">
            <text:p><text:s/>1,105,557 <text:s/></text:p>
          </table:table-cell>
          <table:table-cell table:style-name="ce51" office:value-type="float" office:value="26317" calcext:value-type="float">
            <text:p><text:s/>26,317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421260" calcext:value-type="float">
            <text:p><text:s/>421,260 <text:s/></text:p>
          </table:table-cell>
          <table:table-cell table:style-name="ce50" office:value-type="float" office:value="466053" calcext:value-type="float">
            <text:p><text:s/>466,05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86296" calcext:value-type="float">
            <text:p><text:s/>86,296 <text:s/></text:p>
          </table:table-cell>
          <table:table-cell table:style-name="ce50" office:value-type="float" office:value="309475" calcext:value-type="float">
            <text:p><text:s/>309,47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style-name="ce50" office:value-type="float" office:value="1643" calcext:value-type="float">
            <text:p><text:s/>1,643 <text:s/></text:p>
          </table:table-cell>
          <table:table-cell table:style-name="ce50" office:value-type="float" office:value="6932" calcext:value-type="float">
            <text:p><text:s/>6,93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style-name="ce50" office:value-type="float" office:value="9180" calcext:value-type="float">
            <text:p><text:s/>9,180 <text:s/></text:p>
          </table:table-cell>
          <table:table-cell table:style-name="ce50" office:value-type="float" office:value="308" calcext:value-type="float">
            <text:p><text:s/>30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style-name="ce50" office:value-type="float" office:value="3671" calcext:value-type="float">
            <text:p><text:s/>3,671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1892" calcext:value-type="float">
            <text:p><text:s/>1,892 <text:s/></text:p>
          </table:table-cell>
          <table:table-cell table:style-name="ce50" office:value-type="float" office:value="1929" calcext:value-type="float">
            <text:p><text:s/>1,92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225208" calcext:value-type="float">
            <text:p><text:s/>225,208 <text:s/></text:p>
          </table:table-cell>
          <table:table-cell table:style-name="ce50" office:value-type="float" office:value="7544" calcext:value-type="float">
            <text:p><text:s/>7,54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93370" calcext:value-type="float">
            <text:p><text:s/>93,370 <text:s/></text:p>
          </table:table-cell>
          <table:table-cell table:style-name="ce51" office:value-type="float" office:value="139865" calcext:value-type="float">
            <text:p><text:s/>139,865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26936" calcext:value-type="float">
            <text:p><text:s/>426,936 <text:s/></text:p>
          </table:table-cell>
          <table:table-cell table:style-name="ce50" office:value-type="float" office:value="507572" calcext:value-type="float">
            <text:p><text:s/>507,572 <text:s/></text:p>
          </table:table-cell>
          <table:table-cell table:style-name="ce50" office:value-type="float" office:value="734606.538832594" calcext:value-type="float">
            <text:p><text:s/>734,60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7798" calcext:value-type="float">
            <text:p><text:s/>87,798 <text:s/></text:p>
          </table:table-cell>
          <table:table-cell table:style-name="ce50" office:value-type="float" office:value="1801767.69333333" calcext:value-type="float">
            <text:p><text:s/>1,801,768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26936" calcext:value-type="float">
            <text:p><text:s/>426,936 <text:s/></text:p>
          </table:table-cell>
          <table:table-cell table:style-name="ce50" office:value-type="float" office:value="507572" calcext:value-type="float">
            <text:p><text:s/>507,572 <text:s/></text:p>
          </table:table-cell>
          <table:table-cell table:style-name="ce50" office:value-type="float" office:value="734606.538832594" calcext:value-type="float">
            <text:p><text:s/>734,60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7798" calcext:value-type="float">
            <text:p><text:s/>87,798 <text:s/></text:p>
          </table:table-cell>
          <table:table-cell table:style-name="ce50" office:value-type="float" office:value="1801767.69333333" calcext:value-type="float">
            <text:p><text:s/>1,801,768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356731.443511362" calcext:value-type="float">
            <text:p><text:s/>356,731 <text:s/></text:p>
          </table:table-cell>
          <table:table-cell table:style-name="ce57" office:value-type="float" office:value="15486470.4510206" calcext:value-type="float">
            <text:p><text:s/>15,486,470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7" office:value-type="float" office:value="1473121.711057" calcext:value-type="float">
            <text:p><text:s/>1,473,122 <text:s/></text:p>
          </table:table-cell>
          <table:table-cell table:style-name="ce57" office:value-type="float" office:value="60048.532165" calcext:value-type="float">
            <text:p><text:s/>60,049 <text:s/></text:p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343334.149100362" calcext:value-type="float">
            <text:p><text:s/>343,334 <text:s/></text:p>
          </table:table-cell>
          <table:table-cell table:style-name="ce57" office:value-type="float" office:value="11040087.1578996" calcext:value-type="float">
            <text:p><text:s/>11,040,087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63545.687154" calcext:value-type="float">
            <text:p><text:s/>63,546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13397.294411" calcext:value-type="float">
            <text:p><text:s/>13,397 <text:s/></text:p>
          </table:table-cell>
          <table:table-cell table:style-name="ce57" office:value-type="float" office:value="4382837.605967" calcext:value-type="float">
            <text:p><text:s/>4,382,838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7" office:value-type="float" office:value="1473121.711057" calcext:value-type="float">
            <text:p><text:s/>1,473,122 <text:s/></text:p>
          </table:table-cell>
          <table:table-cell table:style-name="ce57" office:value-type="float" office:value="60048.532165" calcext:value-type="float">
            <text:p><text:s/>60,049 <text:s/></text:p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31735.08094" calcext:value-type="float">
            <text:p><text:s/>31,735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7" office:value-type="float" office:value="1240263.192287" calcext:value-type="float">
            <text:p><text:s/>1,240,263 <text:s/></text:p>
          </table:table-cell>
          <table:table-cell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31735.08094" calcext:value-type="float">
            <text:p><text:s/>31,735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240263.192287" calcext:value-type="float">
            <text:p><text:s/>1,240,263 <text:s/></text:p>
          </table:table-cell>
          <table:table-cell table:style-name="ce51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63" office:value-type="string" calcext:value-type="string" table:number-columns-spanned="12" table:number-rows-spanned="1">
            <text:p>說明 3：柴油轉變產出中包含生質柴油(即B100) 60 公秉，自103年5月5日起已停止摻配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column "diesel oil" consisted of 60 kiloliters of biodiesels (B100). It has no longer been blended with B100 since May 5, 2014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4：燃料油轉變產出含再生燃料油 46,510 公秉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fuel oil" consisted of 46,510 kiloliters of liquid biofuels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4" table:number-columns-spanned="12" table:number-rows-spanned="1"/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6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4.$A$1:.$AMJ$10" table:range-usable-as="repeat-column repeat-row"/>
        </table:named-expressions>
      </table:table>
      <table:table table:name="Page5" table:style-name="ta5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3" table:default-cell-style-name="ce16"/>
        <table:table-column table:style-name="co14" table:number-columns-repeated="2" table:default-cell-style-name="ce16"/>
        <table:table-column table:style-name="co13" table:number-columns-repeated="2" table:default-cell-style-name="ce16"/>
        <table:table-column table:style-name="co14" table:number-columns-repeated="4" table:default-cell-style-name="ce16"/>
        <table:table-column table:style-name="co6" table:default-cell-style-name="ce15"/>
        <table:table-column table:style-name="co15" table:default-cell-style-name="ce15"/>
        <table:table-column table:style-name="co16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3" table:number-rows-spanned="1">
              <text:p>能源平衡表－OECD能源統計格式（原始單位）</text:p>
            </table:table-cell>
            <table:covered-table-cell table:number-columns-repeated="12" table:style-name="ce17"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3年(西元2004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37" calcext:value-type="float">
              <text:p>37</text:p>
            </table:table-cell>
            <table:table-cell table:style-name="ce44" office:value-type="float" office:value="38" calcext:value-type="float">
              <text:p>38</text:p>
            </table:table-cell>
            <table:table-cell table:style-name="ce44" office:value-type="float" office:value="39" calcext:value-type="float">
              <text:p>39</text:p>
            </table:table-cell>
            <table:table-cell table:style-name="ce44" office:value-type="float" office:value="40" calcext:value-type="float">
              <text:p>40</text:p>
            </table:table-cell>
            <table:table-cell table:style-name="ce44" office:value-type="float" office:value="41" calcext:value-type="float">
              <text:p>41</text:p>
            </table:table-cell>
            <table:table-cell table:style-name="ce44" office:value-type="float" office:value="42" calcext:value-type="float">
              <text:p>42</text:p>
            </table:table-cell>
            <table:table-cell table:style-name="ce44" office:value-type="float" office:value="43" calcext:value-type="float">
              <text:p>43</text:p>
            </table:table-cell>
            <table:table-cell table:style-name="ce44" office:value-type="float" office:value="44" calcext:value-type="float">
              <text:p>44</text:p>
            </table:table-cell>
            <table:table-cell table:style-name="ce44" office:value-type="float" office:value="45" calcext:value-type="float">
              <text:p>45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天然氣合計</text:p>
            </table:table-cell>
            <table:table-cell table:style-name="ce45" office:value-type="string" calcext:value-type="string">
              <text:p>(自產)</text:p>
            </table:table-cell>
            <table:table-cell table:style-name="ce45" office:value-type="string" calcext:value-type="string">
              <text:p>(進口)</text:p>
            </table:table-cell>
            <table:table-cell table:style-name="ce45" office:value-type="string" calcext:value-type="string">
              <text:p>生質能及</text:p>
            </table:table-cell>
            <table:table-cell table:style-name="ce45" office:value-type="string" calcext:value-type="string">
              <text:p>生質能合計</text:p>
            </table:table-cell>
            <table:table-cell table:style-name="ce45" office:value-type="string" calcext:value-type="string">
              <text:p>固態生質能</text:p>
            </table:table-cell>
            <table:table-cell table:style-name="ce45" office:value-type="string" calcext:value-type="string">
              <text:p>液態生質能</text:p>
            </table:table-cell>
            <table:table-cell table:style-name="ce45" office:value-type="string" calcext:value-type="string">
              <text:p>氣態生質能</text:p>
            </table:table-cell>
            <table:table-cell table:style-name="ce45" office:value-type="string" calcext:value-type="string">
              <text:p>廢棄物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45" office:value-type="string" calcext:value-type="string">
              <text:p>天然氣</text:p>
            </table:table-cell>
            <table:table-cell table:style-name="ce45" office:value-type="string" calcext:value-type="string">
              <text:p>液化天然氣</text:p>
            </table:table-cell>
            <table:table-cell table:style-name="ce45" office:value-type="string" calcext:value-type="string">
              <text:p>廢棄物合計</text:p>
            </table:table-cell>
            <table:table-cell table:style-name="ce45" table:number-columns-repeated="3"/>
            <table:table-cell table:style-name="ce61"/>
            <table:table-cell table:style-name="ce45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(Indigenous)</text:p>
            </table:table-cell>
            <table:table-cell table:style-name="ce46" office:value-type="string" calcext:value-type="string">
              <text:p>(Imported)</text:p>
            </table:table-cell>
            <table:table-cell table:style-name="ce46" office:value-type="string" calcext:value-type="string">
              <text:p>Biomass and</text:p>
            </table:table-cell>
            <table:table-cell table:style-name="ce46" office:value-type="string" calcext:value-type="string">
              <text:p>Biomasss Total</text:p>
            </table:table-cell>
            <table:table-cell table:style-name="ce46" office:value-type="string" calcext:value-type="string">
              <text:p>Solid Biomass</text:p>
            </table:table-cell>
            <table:table-cell table:style-name="ce46" office:value-type="string" calcext:value-type="string">
              <text:p>Liguid Biomass</text:p>
            </table:table-cell>
            <table:table-cell table:style-name="ce46" office:value-type="string" calcext:value-type="string">
              <text:p>Biogas</text:p>
            </table:table-cell>
            <table:table-cell table:style-name="ce62" office:value-type="string" calcext:value-type="string">
              <text:p>Waste an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Total</text:p>
            </table:table-cell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LNG</text:p>
            </table:table-cell>
            <table:table-cell table:style-name="ce62" office:value-type="string" calcext:value-type="string">
              <text:p>Waste Total</text:p>
            </table:table-cell>
            <table:table-cell table:style-name="ce62" table:number-columns-repeated="3"/>
            <table:table-cell table:style-name="ce46"/>
            <table:table-cell table:style-name="ce62" office:value-type="string" calcext:value-type="string">
              <text:p>Other Non-Specifie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噸)</text:p>
            </table:table-cell>
            <table:table-cell table:number-columns-repeated="2" table:style-name="ce45" office:value-type="string" calcext:value-type="string">
              <text:p>(千立方公尺)</text:p>
            </table:table-cell>
            <table:table-cell table:number-columns-repeated="6"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MT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number-columns-repeated="6"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38-C39</text:p>
            </table:table-cell>
            <table:table-cell table:style-name="ce48" table:number-columns-repeated="2"/>
            <table:table-cell table:style-name="ce48" office:value-type="string" calcext:value-type="string">
              <text:p>C41+C45</text:p>
            </table:table-cell>
            <table:table-cell table:style-name="ce48" office:value-type="string" calcext:value-type="string">
              <text:p>C42-C44</text:p>
            </table:table-cell>
            <table:table-cell table:style-name="ce48" table:number-columns-repeated="4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535591.326599327" calcext:value-type="float">
            <text:p><text:s/>535,591 <text:s/></text:p>
          </table:table-cell>
          <table:table-cell table:style-name="ce49" office:value-type="float" office:value="795353.12" calcext:value-type="float">
            <text:p><text:s/>795,353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1599454.77363637" calcext:value-type="float">
            <text:p><text:s/>1,599,455 <text:s/></text:p>
          </table:table-cell>
          <table:table-cell table:style-name="ce49" office:value-type="float" office:value="264835.703636365" calcext:value-type="float">
            <text:p><text:s/>264,836 <text:s/></text:p>
          </table:table-cell>
          <table:table-cell table:style-name="ce49" office:value-type="float" office:value="241520.325299365" calcext:value-type="float">
            <text:p><text:s/>241,520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23315.378337" calcext:value-type="float">
            <text:p><text:s/>23,315 <text:s/></text:p>
          </table:table-cell>
          <table:table-cell table:style-name="ce49" office:value-type="float" office:value="1334619.07" calcext:value-type="float">
            <text:p><text:s/>1,334,619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6873277.97009515" calcext:value-type="float">
            <text:p><text:s/>6,873,27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072726.9205256" calcext:value-type="float">
            <text:p><text:s/>9,072,72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160448.930030716" calcext:value-type="float">
            <text:p><text:s/>160,449 <text:s/></text:p>
          </table:table-cell>
          <table:table-cell table:style-name="ce50" office:value-type="float" office:value="-51231.57914" calcext:value-type="float">
            <text:p><text:s/>-51,232 <text:s/></text:p>
          </table:table-cell>
          <table:table-cell table:style-name="ce50" office:value-type="float" office:value="257331.769098323" calcext:value-type="float">
            <text:p><text:s/>257,33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7248420.36666376" calcext:value-type="float">
            <text:p><text:s/>7,248,420 <text:s/></text:p>
          </table:table-cell>
          <table:table-cell table:style-name="ce51" office:value-type="float" office:value="846584.69914" calcext:value-type="float">
            <text:p><text:s/>846,585 <text:s/></text:p>
          </table:table-cell>
          <table:table-cell table:style-name="ce51" office:value-type="float" office:value="8815395.15142728" calcext:value-type="float">
            <text:p><text:s/>8,815,395 <text:s/></text:p>
          </table:table-cell>
          <table:table-cell table:style-name="ce51" office:value-type="float" office:value="1599454.77363637" calcext:value-type="float">
            <text:p><text:s/>1,599,455 <text:s/></text:p>
          </table:table-cell>
          <table:table-cell table:style-name="ce51" office:value-type="float" office:value="264835.703636365" calcext:value-type="float">
            <text:p><text:s/>264,836 <text:s/></text:p>
          </table:table-cell>
          <table:table-cell table:style-name="ce51" office:value-type="float" office:value="241520.325299365" calcext:value-type="float">
            <text:p><text:s/>241,520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23315.378337" calcext:value-type="float">
            <text:p><text:s/>23,315 <text:s/></text:p>
          </table:table-cell>
          <table:table-cell table:style-name="ce51" office:value-type="float" office:value="1334619.07" calcext:value-type="float">
            <text:p><text:s/>1,334,61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6621153.36681496" calcext:value-type="float">
            <text:p><text:s/>6,621,15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739922.44419574" calcext:value-type="float">
            <text:p><text:s/>8,739,92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462555.448404362" calcext:value-type="float">
            <text:p><text:s/>462,555 <text:s/></text:p>
          </table:table-cell>
          <table:table-cell table:style-name="ce51" office:value-type="float" office:value="-4014.92" calcext:value-type="float">
            <text:p><text:s/>-4,015 <text:s/></text:p>
          </table:table-cell>
          <table:table-cell table:style-name="ce51" office:value-type="float" office:value="614142.009671536" calcext:value-type="float">
            <text:p><text:s/>614,142 <text:s/></text:p>
          </table:table-cell>
          <table:table-cell table:style-name="ce51" office:value-type="float" office:value="0.0000000000285" calcext:value-type="float">
            <text:p><text:s/>0 <text:s/></text:p>
          </table:table-cell>
          <table:table-cell table:number-columns-repeated="2" table:style-name="ce51" office:value-type="float" office:value="0.0000000000075" calcext:value-type="float">
            <text:p><text:s/>0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0.000000000021" calcext:value-type="float">
            <text:p><text:s/>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5266336.91225411" calcext:value-type="float">
            <text:p><text:s/>5,266,337 <text:s/></text:p>
          </table:table-cell>
          <table:table-cell table:style-name="ce50" office:value-type="float" office:value="110755.35854784" calcext:value-type="float">
            <text:p><text:s/>110,755 <text:s/></text:p>
          </table:table-cell>
          <table:table-cell table:style-name="ce50" office:value-type="float" office:value="6853115.51657735" calcext:value-type="float">
            <text:p><text:s/>6,853,116 <text:s/></text:p>
          </table:table-cell>
          <table:table-cell table:style-name="ce50" office:value-type="float" office:value="1137216.67052847" calcext:value-type="float">
            <text:p><text:s/>1,137,217 <text:s/></text:p>
          </table:table-cell>
          <table:table-cell table:style-name="ce50" office:value-type="float" office:value="88346.7427092538" calcext:value-type="float">
            <text:p><text:s/>88,347 <text:s/></text:p>
          </table:table-cell>
          <table:table-cell table:style-name="ce50" office:value-type="float" office:value="69694.4400396538" calcext:value-type="float">
            <text:p><text:s/>69,69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8652.3026696" calcext:value-type="float">
            <text:p><text:s/>18,652 <text:s/></text:p>
          </table:table-cell>
          <table:table-cell table:style-name="ce50" office:value-type="float" office:value="1048869.92781921" calcext:value-type="float">
            <text:p><text:s/>1,048,87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style-name="ce50" office:value-type="float" office:value="7921.9696969697" calcext:value-type="float">
            <text:p><text:s/>7,92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457" calcext:value-type="float">
            <text:p><text:s/>10,45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5126281.06060606" calcext:value-type="float">
            <text:p><text:s/>5,126,28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766691" calcext:value-type="float">
            <text:p><text:s/>6,766,69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73221.8518518519" calcext:value-type="float">
            <text:p><text:s/>73,222 <text:s/></text:p>
          </table:table-cell>
          <table:table-cell table:style-name="ce50" office:value-type="float" office:value="108734.45" calcext:value-type="float">
            <text:p><text:s/>108,73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8160.4016666667" calcext:value-type="float">
            <text:p><text:s/>28,16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8160.4016666667" calcext:value-type="float">
            <text:p><text:s/>28,160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58912.0300992315" calcext:value-type="float">
            <text:p><text:s/>58,912 <text:s/></text:p>
          </table:table-cell>
          <table:table-cell table:style-name="ce51" office:value-type="float" office:value="2020.90854784" calcext:value-type="float">
            <text:p><text:s/>2,021 <text:s/></text:p>
          </table:table-cell>
          <table:table-cell table:style-name="ce51" office:value-type="float" office:value="75967.51657735" calcext:value-type="float">
            <text:p><text:s/>75,968 <text:s/></text:p>
          </table:table-cell>
          <table:table-cell table:style-name="ce51" office:value-type="float" office:value="1109056.2688618" calcext:value-type="float">
            <text:p><text:s/>1,109,056 <text:s/></text:p>
          </table:table-cell>
          <table:table-cell table:style-name="ce51" office:value-type="float" office:value="88346.7427092538" calcext:value-type="float">
            <text:p><text:s/>88,347 <text:s/></text:p>
          </table:table-cell>
          <table:table-cell table:style-name="ce51" office:value-type="float" office:value="69694.4400396538" calcext:value-type="float">
            <text:p><text:s/>69,694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8652.3026696" calcext:value-type="float">
            <text:p><text:s/>18,652 <text:s/></text:p>
          </table:table-cell>
          <table:table-cell table:style-name="ce51" office:value-type="float" office:value="1020709.52615255" calcext:value-type="float">
            <text:p><text:s/>1,020,71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7002311.78666667" calcext:value-type="float">
            <text:p><text:s/>7,002,312 <text:s/></text:p>
          </table:table-cell>
          <table:table-cell table:style-name="ce50" office:value-type="float" office:value="662639.6475" calcext:value-type="float">
            <text:p><text:s/>662,640 <text:s/></text:p>
          </table:table-cell>
          <table:table-cell table:style-name="ce50" office:value-type="float" office:value="8654038.5384" calcext:value-type="float">
            <text:p><text:s/>8,654,03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7002311.78666667" calcext:value-type="float">
            <text:p><text:s/>7,002,312 <text:s/></text:p>
          </table:table-cell>
          <table:table-cell table:style-name="ce51" office:value-type="float" office:value="662639.6475" calcext:value-type="float">
            <text:p><text:s/>662,640 <text:s/></text:p>
          </table:table-cell>
          <table:table-cell table:style-name="ce51" office:value-type="float" office:value="8654038.5384" calcext:value-type="float">
            <text:p><text:s/>8,654,039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371068.375491731" calcext:value-type="float">
            <text:p><text:s/>371,068 <text:s/></text:p>
          </table:table-cell>
          <table:table-cell table:style-name="ce50" office:value-type="float" office:value="13630.22492" calcext:value-type="float">
            <text:p><text:s/>13,630 <text:s/></text:p>
          </table:table-cell>
          <table:table-cell table:style-name="ce50" office:value-type="float" office:value="477694.50016464" calcext:value-type="float">
            <text:p><text:s/>477,69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275269.094363784" calcext:value-type="float">
            <text:p><text:s/>275,269 <text:s/></text:p>
          </table:table-cell>
          <table:table-cell table:style-name="ce50" office:value-type="float" office:value="13140.76" calcext:value-type="float">
            <text:p><text:s/>13,141 <text:s/></text:p>
          </table:table-cell>
          <table:table-cell table:style-name="ce50" office:value-type="float" office:value="351674.52900464" calcext:value-type="float">
            <text:p><text:s/>351,67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style-name="ce50" office:value-type="float" office:value="95799.2811279461" calcext:value-type="float">
            <text:p><text:s/>95,799 <text:s/></text:p>
          </table:table-cell>
          <table:table-cell table:style-name="ce50" office:value-type="float" office:value="489.46492" calcext:value-type="float">
            <text:p><text:s/>489 <text:s/></text:p>
          </table:table-cell>
          <table:table-cell table:style-name="ce50" office:value-type="float" office:value="126019.97116" calcext:value-type="float">
            <text:p><text:s/>126,02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529618.05036527" calcext:value-type="float">
            <text:p><text:s/>1,529,618 <text:s/></text:p>
          </table:table-cell>
          <table:table-cell table:style-name="ce52" office:value-type="float" office:value="1388853.68317216" calcext:value-type="float">
            <text:p><text:s/>1,388,854 <text:s/></text:p>
          </table:table-cell>
          <table:table-cell table:style-name="ce52" office:value-type="float" office:value="784559.21921801" calcext:value-type="float">
            <text:p><text:s/>784,559 <text:s/></text:p>
          </table:table-cell>
          <table:table-cell table:style-name="ce52" office:value-type="float" office:value="462238.103107899" calcext:value-type="float">
            <text:p><text:s/>462,238 <text:s/></text:p>
          </table:table-cell>
          <table:table-cell table:style-name="ce52" office:value-type="float" office:value="176488.960927112" calcext:value-type="float">
            <text:p><text:s/>176,489 <text:s/></text:p>
          </table:table-cell>
          <table:table-cell table:style-name="ce52" office:value-type="float" office:value="171825.885259712" calcext:value-type="float">
            <text:p><text:s/>171,826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4663.0756674" calcext:value-type="float">
            <text:p><text:s/>4,663 <text:s/></text:p>
          </table:table-cell>
          <table:table-cell table:style-name="ce52" office:value-type="float" office:value="285749.142180788" calcext:value-type="float">
            <text:p><text:s/>285,749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529618.05036527" calcext:value-type="float">
            <text:p><text:s/>1,529,618 <text:s/></text:p>
          </table:table-cell>
          <table:table-cell table:style-name="ce52" office:value-type="float" office:value="1388853.68317216" calcext:value-type="float">
            <text:p><text:s/>1,388,854 <text:s/></text:p>
          </table:table-cell>
          <table:table-cell table:style-name="ce52" office:value-type="float" office:value="784559.21921801" calcext:value-type="float">
            <text:p><text:s/>784,559 <text:s/></text:p>
          </table:table-cell>
          <table:table-cell table:style-name="ce52" office:value-type="float" office:value="462238.103107899" calcext:value-type="float">
            <text:p><text:s/>462,238 <text:s/></text:p>
          </table:table-cell>
          <table:table-cell table:style-name="ce52" office:value-type="float" office:value="176488.960927112" calcext:value-type="float">
            <text:p><text:s/>176,489 <text:s/></text:p>
          </table:table-cell>
          <table:table-cell table:style-name="ce52" office:value-type="float" office:value="171825.885259712" calcext:value-type="float">
            <text:p><text:s/>171,826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4663.0756674" calcext:value-type="float">
            <text:p><text:s/>4,663 <text:s/></text:p>
          </table:table-cell>
          <table:table-cell table:style-name="ce52" office:value-type="float" office:value="285749.142180788" calcext:value-type="float">
            <text:p><text:s/>285,74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694051.472355166" calcext:value-type="float">
            <text:p><text:s/>694,051 <text:s/></text:p>
          </table:table-cell>
          <table:table-cell table:style-name="ce50" office:value-type="float" office:value="360150.85621216" calcext:value-type="float">
            <text:p><text:s/>360,151 <text:s/></text:p>
          </table:table-cell>
          <table:table-cell table:style-name="ce50" office:value-type="float" office:value="596013.84909801" calcext:value-type="float">
            <text:p><text:s/>596,014 <text:s/></text:p>
          </table:table-cell>
          <table:table-cell table:style-name="ce50" office:value-type="float" office:value="462238.103107899" calcext:value-type="float">
            <text:p><text:s/>462,238 <text:s/></text:p>
          </table:table-cell>
          <table:table-cell table:style-name="ce50" office:value-type="float" office:value="176488.960927112" calcext:value-type="float">
            <text:p><text:s/>176,489 <text:s/></text:p>
          </table:table-cell>
          <table:table-cell table:style-name="ce50" office:value-type="float" office:value="171825.885259712" calcext:value-type="float">
            <text:p><text:s/>171,82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663.0756674" calcext:value-type="float">
            <text:p><text:s/>4,663 <text:s/></text:p>
          </table:table-cell>
          <table:table-cell table:style-name="ce50" office:value-type="float" office:value="285749.142180788" calcext:value-type="float">
            <text:p><text:s/>285,74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45.0909090909091" calcext:value-type="float">
            <text:p><text:s/>45 <text:s/></text:p>
          </table:table-cell>
          <table:table-cell table:style-name="ce50" office:value-type="float" office:value="66.96" calcext:value-type="float">
            <text:p><text:s/>6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15042.3378080808" calcext:value-type="float">
            <text:p><text:s/>15,042 <text:s/></text:p>
          </table:table-cell>
          <table:table-cell table:style-name="ce50" office:value-type="float" office:value="16346.050815" calcext:value-type="float">
            <text:p><text:s/>16,346 <text:s/></text:p>
          </table:table-cell>
          <table:table-cell table:style-name="ce50" office:value-type="float" office:value="5326.06296" calcext:value-type="float">
            <text:p><text:s/>5,326 <text:s/></text:p>
          </table:table-cell>
          <table:table-cell table:number-columns-repeated="3" table:style-name="ce50" office:value-type="float" office:value="12308.4290077001" calcext:value-type="float">
            <text:p><text:s/>12,30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35900.7221010101" calcext:value-type="float">
            <text:p><text:s/>35,901 <text:s/></text:p>
          </table:table-cell>
          <table:table-cell table:style-name="ce50" office:value-type="float" office:value="4343.49384" calcext:value-type="float">
            <text:p><text:s/>4,343 <text:s/></text:p>
          </table:table-cell>
          <table:table-cell table:style-name="ce50" office:value-type="float" office:value="43528.06976" calcext:value-type="float">
            <text:p><text:s/>43,52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393.24368013468" calcext:value-type="float">
            <text:p><text:s/>393 <text:s/></text:p>
          </table:table-cell>
          <table:table-cell table:style-name="ce50" office:value-type="float" office:value="295.81364" calcext:value-type="float">
            <text:p><text:s/>296 <text:s/></text:p>
          </table:table-cell>
          <table:table-cell table:style-name="ce50" office:value-type="float" office:value="256.1362" calcext:value-type="float">
            <text:p><text:s/>25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1275.40286195286" calcext:value-type="float">
            <text:p><text:s/>1,275 <text:s/></text:p>
          </table:table-cell>
          <table:table-cell table:style-name="ce50" office:value-type="float" office:value="717.34988" calcext:value-type="float">
            <text:p><text:s/>717 <text:s/></text:p>
          </table:table-cell>
          <table:table-cell table:style-name="ce50" office:value-type="float" office:value="1045.88744" calcext:value-type="float">
            <text:p><text:s/>1,04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5036.69971122559" calcext:value-type="float">
            <text:p><text:s/>5,037 <text:s/></text:p>
          </table:table-cell>
          <table:table-cell table:style-name="ce50" office:value-type="float" office:value="4633.22756117" calcext:value-type="float">
            <text:p><text:s/>4,633 <text:s/></text:p>
          </table:table-cell>
          <table:table-cell table:style-name="ce50" office:value-type="float" office:value="2530.01912" calcext:value-type="float">
            <text:p><text:s/>2,530 <text:s/></text:p>
          </table:table-cell>
          <table:table-cell table:style-name="ce50" office:value-type="float" office:value="192871.431580968" calcext:value-type="float">
            <text:p><text:s/>192,871 <text:s/></text:p>
          </table:table-cell>
          <table:table-cell table:number-columns-repeated="2" table:style-name="ce50" office:value-type="float" office:value="159514.865386856" calcext:value-type="float">
            <text:p><text:s/>159,51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33356.5661941114" calcext:value-type="float">
            <text:p><text:s/>33,35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763.678962962963" calcext:value-type="float">
            <text:p><text:s/>764 <text:s/></text:p>
          </table:table-cell>
          <table:table-cell table:style-name="ce50" office:value-type="float" office:value="629.79704" calcext:value-type="float">
            <text:p><text:s/>630 <text:s/></text:p>
          </table:table-cell>
          <table:table-cell table:style-name="ce50" office:value-type="float" office:value="448.23664" calcext:value-type="float">
            <text:p><text:s/>44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125607.48964394" calcext:value-type="float">
            <text:p><text:s/>125,607 <text:s/></text:p>
          </table:table-cell>
          <table:table-cell table:style-name="ce50" office:value-type="float" office:value="3600.69591599" calcext:value-type="float">
            <text:p><text:s/>3,601 <text:s/></text:p>
          </table:table-cell>
          <table:table-cell table:style-name="ce50" office:value-type="float" office:value="162601.26773801" calcext:value-type="float">
            <text:p><text:s/>162,601 <text:s/></text:p>
          </table:table-cell>
          <table:table-cell table:style-name="ce50" office:value-type="float" office:value="30.0112960673067" calcext:value-type="float">
            <text:p><text:s/>30 <text:s/></text:p>
          </table:table-cell>
          <table:table-cell table:number-columns-repeated="2" table:style-name="ce50" office:value-type="float" office:value="2.59086515530667" calcext:value-type="float">
            <text:p><text:s/>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7.420430912" calcext:value-type="float">
            <text:p><text:s/>2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112998.009068183" calcext:value-type="float">
            <text:p><text:s/>112,998 <text:s/></text:p>
          </table:table-cell>
          <table:table-cell table:style-name="ce50" office:value-type="float" office:value="3600.69591599" calcext:value-type="float">
            <text:p><text:s/>3,601 <text:s/></text:p>
          </table:table-cell>
          <table:table-cell table:style-name="ce50" office:value-type="float" office:value="145956.75337801" calcext:value-type="float">
            <text:p><text:s/>145,957 <text:s/></text:p>
          </table:table-cell>
          <table:table-cell table:style-name="ce50" office:value-type="float" office:value="27.420430912" calcext:value-type="float">
            <text:p><text:s/>2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7.420430912" calcext:value-type="float">
            <text:p><text:s/>2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5239.58906060606" calcext:value-type="float">
            <text:p>( 5,240 <text:s/>)</text:p>
          </table:table-cell>
          <table:table-cell table:style-name="ce53" office:value-type="float" office:value="962.43948" calcext:value-type="float">
            <text:p>( 962 <text:s/>)</text:p>
          </table:table-cell>
          <table:table-cell table:style-name="ce53" office:value-type="float" office:value="6060.7558" calcext:value-type="float">
            <text:p>( 6,061 <text:s/>)</text:p>
          </table:table-cell>
          <table:table-cell table:style-name="ce53" office:value-type="float" office:value="27.420430912" calcext:value-type="float">
            <text:p>( 27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27.420430912" calcext:value-type="float">
            <text:p>( 27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106579.295428452" calcext:value-type="float">
            <text:p>( 106,579 <text:s/>)</text:p>
          </table:table-cell>
          <table:table-cell table:style-name="ce53" office:value-type="float" office:value="887.25643599" calcext:value-type="float">
            <text:p>( 887 <text:s/>)</text:p>
          </table:table-cell>
          <table:table-cell table:style-name="ce53" office:value-type="float" office:value="139895.99757801" calcext:value-type="float">
            <text:p>( 139,896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style-name="ce53" office:value-type="float" office:value="1179.12457912458" calcext:value-type="float">
            <text:p>( 1,179 <text:s/>)</text:p>
          </table:table-cell>
          <table:table-cell table:style-name="ce53" office:value-type="float" office:value="1751" calcext:value-type="float">
            <text:p>( 1,751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23.4848484848485" calcext:value-type="float">
            <text:p><text:s/>2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1" calcext:value-type="float">
            <text:p><text:s/>31 <text:s/></text:p>
          </table:table-cell>
          <table:table-cell table:number-columns-repeated="3" table:style-name="ce50" office:value-type="float" office:value="2.59086515530667" calcext:value-type="float">
            <text:p><text:s/>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12585.9957272727" calcext:value-type="float">
            <text:p><text:s/>12,58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613.51436" calcext:value-type="float">
            <text:p><text:s/>16,61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3053.74967340067" calcext:value-type="float">
            <text:p><text:s/>3,054 <text:s/></text:p>
          </table:table-cell>
          <table:table-cell table:style-name="ce50" office:value-type="float" office:value="3532.29004" calcext:value-type="float">
            <text:p><text:s/>3,532 <text:s/></text:p>
          </table:table-cell>
          <table:table-cell table:style-name="ce50" office:value-type="float" office:value="891.1362" calcext:value-type="float">
            <text:p><text:s/>89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2573.25856902357" calcext:value-type="float">
            <text:p><text:s/>2,573 <text:s/></text:p>
          </table:table-cell>
          <table:table-cell table:style-name="ce50" office:value-type="float" office:value="414.69704" calcext:value-type="float">
            <text:p><text:s/>415 <text:s/></text:p>
          </table:table-cell>
          <table:table-cell table:style-name="ce50" office:value-type="float" office:value="3028.08172" calcext:value-type="float">
            <text:p><text:s/>3,02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10544.3052794613" calcext:value-type="float">
            <text:p><text:s/>10,544 <text:s/></text:p>
          </table:table-cell>
          <table:table-cell table:style-name="ce54" office:value-type="float" office:value="1606.22164" calcext:value-type="float">
            <text:p><text:s/>1,606 <text:s/></text:p>
          </table:table-cell>
          <table:table-cell table:style-name="ce54" office:value-type="float" office:value="12490.7304" calcext:value-type="float">
            <text:p><text:s/>12,491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77062.761619529" calcext:value-type="float">
            <text:p><text:s/>177,063 <text:s/></text:p>
          </table:table-cell>
          <table:table-cell table:style-name="ce50" office:value-type="float" office:value="194549.77028" calcext:value-type="float">
            <text:p><text:s/>194,550 <text:s/></text:p>
          </table:table-cell>
          <table:table-cell table:style-name="ce50" office:value-type="float" office:value="60789.7162" calcext:value-type="float">
            <text:p><text:s/>60,79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418.082882154882" calcext:value-type="float">
            <text:p><text:s/>418 <text:s/></text:p>
          </table:table-cell>
          <table:table-cell table:style-name="ce50" office:value-type="float" office:value="236.65028" calcext:value-type="float">
            <text:p><text:s/>237 <text:s/></text:p>
          </table:table-cell>
          <table:table-cell table:style-name="ce50" office:value-type="float" office:value="341.5136" calcext:value-type="float">
            <text:p><text:s/>34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76644.678737374" calcext:value-type="float">
            <text:p><text:s/>176,645 <text:s/></text:p>
          </table:table-cell>
          <table:table-cell table:style-name="ce50" office:value-type="float" office:value="194313.12" calcext:value-type="float">
            <text:p><text:s/>194,313 <text:s/></text:p>
          </table:table-cell>
          <table:table-cell table:style-name="ce50" office:value-type="float" office:value="60448.2026" calcext:value-type="float">
            <text:p><text:s/>60,44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52405.6454343434" calcext:value-type="float">
            <text:p>( 52,406 <text:s/>)</text:p>
          </table:table-cell>
          <table:table-cell table:style-name="ce53" office:value-type="float" office:value="77620.2" calcext:value-type="float">
            <text:p>( 77,620 <text:s/>)</text:p>
          </table:table-cell>
          <table:table-cell table:style-name="ce53" office:value-type="float" office:value="179.71864" calcext:value-type="float">
            <text:p>( 180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33181.9154579125" calcext:value-type="float">
            <text:p>( 33,182 <text:s/>)</text:p>
          </table:table-cell>
          <table:table-cell table:style-name="ce55" office:value-type="float" office:value="43109.6" calcext:value-type="float">
            <text:p>( 43,110 <text:s/>)</text:p>
          </table:table-cell>
          <table:table-cell table:style-name="ce55" office:value-type="float" office:value="5480.48396" calcext:value-type="float">
            <text:p>( 5,480 <text:s/>)</text:p>
          </table:table-cell>
          <table:table-cell table:number-columns-repeated="6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197369.128915825" calcext:value-type="float">
            <text:p><text:s/>197,369 <text:s/></text:p>
          </table:table-cell>
          <table:table-cell table:style-name="ce50" office:value-type="float" office:value="12959.96824" calcext:value-type="float">
            <text:p><text:s/>12,960 <text:s/></text:p>
          </table:table-cell>
          <table:table-cell table:style-name="ce50" office:value-type="float" office:value="249007.2784" calcext:value-type="float">
            <text:p><text:s/>249,00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188424.703511785" calcext:value-type="float">
            <text:p><text:s/>188,425 <text:s/></text:p>
          </table:table-cell>
          <table:table-cell table:style-name="ce50" office:value-type="float" office:value="6476.96884" calcext:value-type="float">
            <text:p><text:s/>6,477 <text:s/></text:p>
          </table:table-cell>
          <table:table-cell table:style-name="ce50" office:value-type="float" office:value="242963.303" calcext:value-type="float">
            <text:p><text:s/>242,96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8944.4254040404" calcext:value-type="float">
            <text:p><text:s/>8,944 <text:s/></text:p>
          </table:table-cell>
          <table:table-cell table:style-name="ce50" office:value-type="float" office:value="6482.9994" calcext:value-type="float">
            <text:p><text:s/>6,483 <text:s/></text:p>
          </table:table-cell>
          <table:table-cell table:style-name="ce50" office:value-type="float" office:value="6043.9754" calcext:value-type="float">
            <text:p><text:s/>6,04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3758.94353872054" calcext:value-type="float">
            <text:p>( 3,759 <text:s/>)</text:p>
          </table:table-cell>
          <table:table-cell table:style-name="ce53" office:value-type="float" office:value="627.68924" calcext:value-type="float">
            <text:p>( 628 <text:s/>)</text:p>
          </table:table-cell>
          <table:table-cell table:style-name="ce53" office:value-type="float" office:value="4403.85948" calcext:value-type="float">
            <text:p>( 4,404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29457.0111178451" calcext:value-type="float">
            <text:p><text:s/>29,457 <text:s/></text:p>
          </table:table-cell>
          <table:table-cell table:style-name="ce50" office:value-type="float" office:value="11312.32828" calcext:value-type="float">
            <text:p><text:s/>11,312 <text:s/></text:p>
          </table:table-cell>
          <table:table-cell table:style-name="ce50" office:value-type="float" office:value="28827.85176" calcext:value-type="float">
            <text:p><text:s/>28,82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4236.05364646465" calcext:value-type="float">
            <text:p><text:s/>4,236 <text:s/></text:p>
          </table:table-cell>
          <table:table-cell table:style-name="ce54" office:value-type="float" office:value="5012.94264" calcext:value-type="float">
            <text:p><text:s/>5,013 <text:s/></text:p>
          </table:table-cell>
          <table:table-cell table:style-name="ce54" office:value-type="float" office:value="1135.6418" calcext:value-type="float">
            <text:p><text:s/>1,136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68642.9631212121" calcext:value-type="float">
            <text:p><text:s/>68,643 <text:s/></text:p>
          </table:table-cell>
          <table:table-cell table:style-name="ce50" office:value-type="float" office:value="84484.79208" calcext:value-type="float">
            <text:p><text:s/>84,485 <text:s/></text:p>
          </table:table-cell>
          <table:table-cell table:style-name="ce50" office:value-type="float" office:value="15511.11836" calcext:value-type="float">
            <text:p><text:s/>15,51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style-name="ce53" office:value-type="float" office:value="3208.49516161616" calcext:value-type="float">
            <text:p>( 3,208 <text:s/>)</text:p>
          </table:table-cell>
          <table:table-cell table:style-name="ce53" office:value-type="float" office:value="2891.62788" calcext:value-type="float">
            <text:p>( 2,892 <text:s/>)</text:p>
          </table:table-cell>
          <table:table-cell table:style-name="ce53" office:value-type="float" office:value="1664.87772" calcext:value-type="float">
            <text:p>( 1,665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12029.7001548822" calcext:value-type="float">
            <text:p><text:s/>12,030 <text:s/></text:p>
          </table:table-cell>
          <table:table-cell table:style-name="ce50" office:value-type="float" office:value="14692.63748" calcext:value-type="float">
            <text:p><text:s/>14,693 <text:s/></text:p>
          </table:table-cell>
          <table:table-cell table:style-name="ce50" office:value-type="float" office:value="2819.082" calcext:value-type="float">
            <text:p><text:s/>2,81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4249.48844444444" calcext:value-type="float">
            <text:p><text:s/>4,249 <text:s/></text:p>
          </table:table-cell>
          <table:table-cell table:style-name="ce50" office:value-type="float" office:value="411.96" calcext:value-type="float">
            <text:p><text:s/>412 <text:s/></text:p>
          </table:table-cell>
          <table:table-cell table:style-name="ce50" office:value-type="float" office:value="5243.13808" calcext:value-type="float">
            <text:p><text:s/>5,24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7028.231223164" calcext:value-type="float">
            <text:p><text:s/>257,028 <text:s/></text:p>
          </table:table-cell>
          <table:table-cell table:style-name="ce50" office:value-type="float" office:value="4663.0756674" calcext:value-type="float">
            <text:p><text:s/>4,66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663.0756674" calcext:value-type="float">
            <text:p><text:s/>4,663 <text:s/></text:p>
          </table:table-cell>
          <table:table-cell table:style-name="ce50" office:value-type="float" office:value="252365.155555764" calcext:value-type="float">
            <text:p><text:s/>252,36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style-name="ce51" office:value-type="float" office:value="768.386134680135" calcext:value-type="float">
            <text:p><text:s/>768 <text:s/></text:p>
          </table:table-cell>
          <table:table-cell table:style-name="ce51" office:value-type="float" office:value="539.8598" calcext:value-type="float">
            <text:p><text:s/>540 <text:s/></text:p>
          </table:table-cell>
          <table:table-cell table:style-name="ce51" office:value-type="float" office:value="534.39432" calcext:value-type="float">
            <text:p><text:s/>534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218183.267144781" calcext:value-type="float">
            <text:p><text:s/>218,183 <text:s/></text:p>
          </table:table-cell>
          <table:table-cell table:style-name="ce50" office:value-type="float" office:value="227263.97132" calcext:value-type="float">
            <text:p><text:s/>227,264 <text:s/></text:p>
          </table:table-cell>
          <table:table-cell table:style-name="ce50" office:value-type="float" office:value="85989.49368" calcext:value-type="float">
            <text:p><text:s/>85,98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182870.679222222" calcext:value-type="float">
            <text:p><text:s/>182,871 <text:s/></text:p>
          </table:table-cell>
          <table:table-cell table:style-name="ce50" office:value-type="float" office:value="183995.50668" calcext:value-type="float">
            <text:p><text:s/>183,996 <text:s/></text:p>
          </table:table-cell>
          <table:table-cell table:style-name="ce50" office:value-type="float" office:value="77837.73508" calcext:value-type="float">
            <text:p><text:s/>77,83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91.4411313131313" calcext:value-type="float">
            <text:p><text:s/>91 <text:s/></text:p>
          </table:table-cell>
          <table:table-cell table:style-name="ce50" office:value-type="float" office:value="123.216" calcext:value-type="float">
            <text:p><text:s/>123 <text:s/></text:p>
          </table:table-cell>
          <table:table-cell table:style-name="ce50" office:value-type="float" office:value="11.17696" calcext:value-type="float">
            <text:p><text:s/>1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style-name="ce50" office:value-type="float" office:value="25305.2645084175" calcext:value-type="float">
            <text:p><text:s/>25,305 <text:s/></text:p>
          </table:table-cell>
          <table:table-cell table:style-name="ce50" office:value-type="float" office:value="30510.48356" calcext:value-type="float">
            <text:p><text:s/>30,510 <text:s/></text:p>
          </table:table-cell>
          <table:table-cell table:style-name="ce50" office:value-type="float" office:value="6282.51932" calcext:value-type="float">
            <text:p><text:s/>6,28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8078.65515824916" calcext:value-type="float">
            <text:p><text:s/>8,079 <text:s/></text:p>
          </table:table-cell>
          <table:table-cell table:style-name="ce50" office:value-type="float" office:value="9906.4828" calcext:value-type="float">
            <text:p><text:s/>9,906 <text:s/></text:p>
          </table:table-cell>
          <table:table-cell table:style-name="ce50" office:value-type="float" office:value="1858.06232" calcext:value-type="float">
            <text:p><text:s/>1,85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1837.22712457912" calcext:value-type="float">
            <text:p><text:s/>1,837 <text:s/></text:p>
          </table:table-cell>
          <table:table-cell table:style-name="ce51" office:value-type="float" office:value="2728.28228" calcext:value-type="float">
            <text:p><text:s/>2,728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617383.31086532" calcext:value-type="float">
            <text:p><text:s/>617,383 <text:s/></text:p>
          </table:table-cell>
          <table:table-cell table:style-name="ce52" office:value-type="float" office:value="801438.85564" calcext:value-type="float">
            <text:p><text:s/>801,439 <text:s/></text:p>
          </table:table-cell>
          <table:table-cell table:style-name="ce52" office:value-type="float" office:value="102555.87644" calcext:value-type="float">
            <text:p><text:s/>102,556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36158733.775347" calcext:value-type="float">
            <text:p><text:s/>36,158,734 <text:s/></text:p>
          </table:table-cell>
          <table:table-cell table:style-name="ce57" office:value-type="float" office:value="558421.033914" calcext:value-type="float">
            <text:p><text:s/>558,421 <text:s/></text:p>
          </table:table-cell>
          <table:table-cell table:style-name="ce57" office:value-type="float" office:value="35600312.741433" calcext:value-type="float">
            <text:p><text:s/>35,600,313 <text:s/></text:p>
          </table:table-cell>
          <table:table-cell table:style-name="ce57" office:value-type="float" office:value="3349297.535142" calcext:value-type="float">
            <text:p><text:s/>3,349,298 <text:s/></text:p>
          </table:table-cell>
          <table:table-cell table:style-name="ce57" office:value-type="float" office:value="348527.964036" calcext:value-type="float">
            <text:p><text:s/>348,528 <text:s/></text:p>
          </table:table-cell>
          <table:table-cell table:style-name="ce57" office:value-type="float" office:value="279081.964036" calcext:value-type="float">
            <text:p><text:s/>279,082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69446" calcext:value-type="float">
            <text:p><text:s/>69,446 <text:s/></text:p>
          </table:table-cell>
          <table:table-cell table:style-name="ce57" office:value-type="float" office:value="3000769.571106" calcext:value-type="float">
            <text:p><text:s/>3,000,770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35256045.098" calcext:value-type="float">
            <text:p><text:s/>35,256,045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35256045.098" calcext:value-type="float">
            <text:p><text:s/>35,256,045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2" table:style-name="ce57" office:value-type="float" office:value="530302" calcext:value-type="float">
            <text:p><text:s/>530,302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77297.256242" calcext:value-type="float">
            <text:p><text:s/>77,297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7" office:value-type="float" office:value="77297.256242" calcext:value-type="float">
            <text:p><text:s/>77,297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372386.677347" calcext:value-type="float">
            <text:p><text:s/>372,387 <text:s/></text:p>
          </table:table-cell>
          <table:table-cell table:style-name="ce57" office:value-type="float" office:value="28119.033914" calcext:value-type="float">
            <text:p><text:s/>28,119 <text:s/></text:p>
          </table:table-cell>
          <table:table-cell table:style-name="ce57" office:value-type="float" office:value="344267.643433" calcext:value-type="float">
            <text:p><text:s/>344,268 <text:s/></text:p>
          </table:table-cell>
          <table:table-cell table:style-name="ce57" office:value-type="float" office:value="3272000.2789" calcext:value-type="float">
            <text:p><text:s/>3,272,000 <text:s/></text:p>
          </table:table-cell>
          <table:table-cell table:style-name="ce57" office:value-type="float" office:value="348527.964036" calcext:value-type="float">
            <text:p><text:s/>348,528 <text:s/></text:p>
          </table:table-cell>
          <table:table-cell table:style-name="ce57" office:value-type="float" office:value="279081.964036" calcext:value-type="float">
            <text:p><text:s/>279,082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69446" calcext:value-type="float">
            <text:p><text:s/>69,446 <text:s/></text:p>
          </table:table-cell>
          <table:table-cell table:style-name="ce57" office:value-type="float" office:value="2923472.314864" calcext:value-type="float">
            <text:p><text:s/>2,923,472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08273.963732" calcext:value-type="float">
            <text:p><text:s/>108,274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7" office:value-type="float" office:value="108273.963732" calcext:value-type="float">
            <text:p><text:s/>108,274 <text:s/></text:p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08273.963732" calcext:value-type="float">
            <text:p><text:s/>108,274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108273.963732" calcext:value-type="float">
            <text:p><text:s/>108,274 <text:s/></text:p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5：在消費端之自產天然氣即天然氣(1), 進口液化天然氣即天然氣(2)。</text:p>
          </table:table-cell>
          <table:covered-table-cell table:number-columns-repeated="11" table:style-name="ce63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Consumption data of domestic NG is the data of NG (1), that of imported LNG is the data of NG (2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5" office:value-type="string" calcext:value-type="string" table:number-columns-spanned="12" table:number-rows-spanned="1">
            <text:p>　　 6：天然氣合計(公噸)=自產天然氣(立方公尺)*8,000/9,000(熱值換算為液化天然氣當量)/1.32(換算為公噸)+液化天然氣(立方公尺)/1.32(換算為公噸)。</text:p>
          </table:table-cell>
          <table:covered-table-cell table:number-columns-repeated="11" table:style-name="ce65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Natural Gas Total(MT)=NG(10M3) *8,000/9,000( converted to the equivalent heat content of LNG ) /1.32(converted to MT)+LNG(10M3)/1.32( converted to MT 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 table:number-rows-repeated="7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5.$A$1:.$AMJ$10" table:range-usable-as="repeat-column repeat-row"/>
        </table:named-expressions>
      </table:table>
      <table:table table:name="Page6" table:style-name="ta6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7" table:number-columns-repeated="6" table:default-cell-style-name="ce16"/>
        <table:table-column table:style-name="co2" table:default-cell-style-name="ce16"/>
        <table:table-column table:style-name="co9" table:number-columns-repeated="1014" table:default-cell-style-name="ce16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原始單位）</text:p>
            </table:table-cell>
            <table:covered-table-cell table:number-columns-repeated="8" table:style-name="ce17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3年(西元2004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46" calcext:value-type="float">
              <text:p>46</text:p>
            </table:table-cell>
            <table:table-cell table:style-name="ce44" office:value-type="float" office:value="47" calcext:value-type="float">
              <text:p>47</text:p>
            </table:table-cell>
            <table:table-cell table:style-name="ce44" office:value-type="float" office:value="48" calcext:value-type="float">
              <text:p>48</text:p>
            </table:table-cell>
            <table:table-cell table:style-name="ce44" office:value-type="float" office:value="49" calcext:value-type="float">
              <text:p>49</text:p>
            </table:table-cell>
            <table:table-cell table:style-name="ce44" office:value-type="float" office:value="50" calcext:value-type="float">
              <text:p>50</text:p>
            </table:table-cell>
            <table:table-cell table:style-name="ce44" office:value-type="float" office:value="51" calcext:value-type="float">
              <text:p>51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核能</text:p>
            </table:table-cell>
            <table:table-cell table:style-name="ce45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45" office:value-type="string" calcext:value-type="string">
              <text:p>風力</text:p>
            </table:table-cell>
            <table:table-cell table:style-name="ce45" office:value-type="string" calcext:value-type="string">
              <text:p>電力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2"/>
            <table:table-cell table:style-name="ce59" table:number-columns-repeated="2"/>
            <table:table-cell table:style-name="ce45" table:number-columns-repeated="2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uclear</text:p>
            </table:table-cell>
            <table:table-cell table:style-name="ce46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46" office:value-type="string" calcext:value-type="string">
              <text:p>Wind</text:p>
            </table:table-cell>
            <table:table-cell table:style-name="ce46" office:value-type="string" calcext:value-type="string">
              <text:p>Electricity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/>
            <table:table-cell table:style-name="ce59"/>
            <table:table-cell table:style-name="ce62" table:number-columns-repeated="4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2" table:style-name="ce45" office:value-type="string" calcext:value-type="string">
              <text:p>(千度)</text:p>
            </table:table-cell>
            <table:table-cell table:number-columns-repeated="4" table:style-name="ce61" office:value-type="string" calcext:value-type="string">
              <text:p>(千度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6" table:style-name="ce47" office:value-type="string" calcext:value-type="string">
              <text:p>(MWh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6"/>
            <table:table-cell table:style-name="ce59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3209869.181" calcext:value-type="float">
            <text:p><text:s/>3,209,869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584" calcext:value-type="float">
            <text:p><text:s/>584 <text:s/></text:p>
          </table:table-cell>
          <table:table-cell table:style-name="ce49" office:value-type="float" office:value="25252.811" calcext:value-type="float">
            <text:p><text:s/>25,253 <text:s/></text:p>
          </table:table-cell>
          <table:table-cell table:style-name="ce49" office:value-type="float" office:value="0" calcext:value-type="float">
            <text:p/>
          </table:table-cell>
          <table:table-cell table:style-name="ce43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39490065" calcext:value-type="float">
            <text:p><text:s/>39,490,06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39490065" calcext:value-type="float">
            <text:p><text:s/>39,490,065 <text:s/></text:p>
          </table:table-cell>
          <table:table-cell table:style-name="ce51" office:value-type="float" office:value="3209869.181" calcext:value-type="float">
            <text:p><text:s/>3,209,869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584" calcext:value-type="float">
            <text:p><text:s/>584 <text:s/></text:p>
          </table:table-cell>
          <table:table-cell table:style-name="ce51" office:value-type="float" office:value="25252.811" calcext:value-type="float">
            <text:p><text:s/>25,253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-429718.862" calcext:value-type="float">
            <text:p><text:s/>-429,719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39490065" calcext:value-type="float">
            <text:p><text:s/>39,490,065 <text:s/></text:p>
          </table:table-cell>
          <table:table-cell table:style-name="ce50" office:value-type="float" office:value="6555558.605" calcext:value-type="float">
            <text:p><text:s/>6,555,55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84" calcext:value-type="float">
            <text:p><text:s/>584 <text:s/></text:p>
          </table:table-cell>
          <table:table-cell table:style-name="ce50" office:value-type="float" office:value="25252.811" calcext:value-type="float">
            <text:p><text:s/>25,25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39490065" calcext:value-type="float">
            <text:p><text:s/>39,490,065 <text:s/></text:p>
          </table:table-cell>
          <table:table-cell table:style-name="ce50" office:value-type="float" office:value="6555558.605" calcext:value-type="float">
            <text:p><text:s/>6,555,55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2829.904" calcext:value-type="float">
            <text:p><text:s/>12,83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84" calcext:value-type="float">
            <text:p><text:s/>584 <text:s/></text:p>
          </table:table-cell>
          <table:table-cell table:style-name="ce50" office:value-type="float" office:value="12422.907" calcext:value-type="float">
            <text:p><text:s/>12,42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345689.424" calcext:value-type="float">
            <text:p><text:s/>3,345,68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8396631.921" calcext:value-type="float">
            <text:p><text:s/>218,396,632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345689.424" calcext:value-type="float">
            <text:p><text:s/>3,345,68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8396631.921" calcext:value-type="float">
            <text:p><text:s/>218,396,632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8937979.68" calcext:value-type="float">
            <text:p><text:s/>18,937,980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187.898" calcext:value-type="float">
            <text:p><text:s/>2,188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2823.501" calcext:value-type="float">
            <text:p><text:s/>92,824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507856.521" calcext:value-type="float">
            <text:p><text:s/>3,507,857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340225.78" calcext:value-type="float">
            <text:p><text:s/>9,340,226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089353.004" calcext:value-type="float">
            <text:p><text:s/>4,089,353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34231.138" calcext:value-type="float">
            <text:p><text:s/>1,334,231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571301.838" calcext:value-type="float">
            <text:p><text:s/>571,302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8937121.304" calcext:value-type="float">
            <text:p><text:s/>8,937,121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190951249.799" calcext:value-type="float">
            <text:p><text:s/>190,951,250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190951249.799" calcext:value-type="float">
            <text:p><text:s/>190,951,25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6544762.309" calcext:value-type="float">
            <text:p><text:s/>106,544,76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49384.778" calcext:value-type="float">
            <text:p><text:s/>349,38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446677.443" calcext:value-type="float">
            <text:p><text:s/>3,446,67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033794.927" calcext:value-type="float">
            <text:p><text:s/>8,033,79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10256.564" calcext:value-type="float">
            <text:p><text:s/>310,25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68929.613" calcext:value-type="float">
            <text:p><text:s/>468,93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733782.472" calcext:value-type="float">
            <text:p><text:s/>3,733,78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94985.828" calcext:value-type="float">
            <text:p><text:s/>494,98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6305229.32" calcext:value-type="float">
            <text:p><text:s/>26,305,22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5478104.245" calcext:value-type="float">
            <text:p><text:s/>15,478,10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14689.047" calcext:value-type="float">
            <text:p>( 114,689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3746493.239" calcext:value-type="float">
            <text:p>( 13,746,493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575176.441" calcext:value-type="float">
            <text:p><text:s/>7,575,17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899340.909" calcext:value-type="float">
            <text:p><text:s/>2,899,341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352607.725" calcext:value-type="float">
            <text:p><text:s/>352,60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733908.984" calcext:value-type="float">
            <text:p><text:s/>2,733,90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72049.107" calcext:value-type="float">
            <text:p><text:s/>972,049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4255693.977" calcext:value-type="float">
            <text:p><text:s/>4,255,69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523838.137" calcext:value-type="float">
            <text:p><text:s/>4,523,83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68978.313" calcext:value-type="float">
            <text:p><text:s/>2,268,97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54859.824" calcext:value-type="float">
            <text:p><text:s/>2,254,86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405052.842" calcext:value-type="float">
            <text:p>( 405,053 <text:s/>)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5" table:style-name="ce55" office:value-type="float" office:value="0" calcext:value-type="float">
            <text:p/>
          </table:table-cell>
          <table:table-cell table:style-name="ce55" office:value-type="float" office:value="1031793.724" calcext:value-type="float">
            <text:p>( 1,031,794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367845.408" calcext:value-type="float">
            <text:p><text:s/>14,367,84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191663.215" calcext:value-type="float">
            <text:p><text:s/>13,191,66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76182.193" calcext:value-type="float">
            <text:p><text:s/>1,176,18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617875.436" calcext:value-type="float">
            <text:p>( 617,875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676115.563" calcext:value-type="float">
            <text:p><text:s/>5,676,116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1596314.426" calcext:value-type="float">
            <text:p><text:s/>1,596,31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061274.635" calcext:value-type="float">
            <text:p><text:s/>23,061,27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4919138.912" calcext:value-type="float">
            <text:p>( 14,919,139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082893.513" calcext:value-type="float">
            <text:p><text:s/>2,082,89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70849.162" calcext:value-type="float">
            <text:p><text:s/>470,84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31371.956" calcext:value-type="float">
            <text:p><text:s/>831,37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73702.168" calcext:value-type="float">
            <text:p><text:s/>2,273,70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55864.328" calcext:value-type="float">
            <text:p><text:s/>555,864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18541.237" calcext:value-type="float">
            <text:p><text:s/>518,54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18541.237" calcext:value-type="float">
            <text:p><text:s/>518,54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510736.511" calcext:value-type="float">
            <text:p><text:s/>2,510,73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15371.826" calcext:value-type="float">
            <text:p><text:s/>1,415,372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095364.685" calcext:value-type="float">
            <text:p><text:s/>1,095,36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1789118.372" calcext:value-type="float">
            <text:p><text:s/>41,789,11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935805.711" calcext:value-type="float">
            <text:p><text:s/>5,935,80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62227.831" calcext:value-type="float">
            <text:p><text:s/>2,262,22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18716.114" calcext:value-type="float">
            <text:p><text:s/>918,71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56550.424" calcext:value-type="float">
            <text:p><text:s/>656,55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45783.394" calcext:value-type="float">
            <text:p><text:s/>1,345,78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81041.939" calcext:value-type="float">
            <text:p><text:s/>1,081,04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47447.44" calcext:value-type="float">
            <text:p><text:s/>847,44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532139.022" calcext:value-type="float">
            <text:p><text:s/>7,532,13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909585.479" calcext:value-type="float">
            <text:p><text:s/>4,909,585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6299821.018" calcext:value-type="float">
            <text:p><text:s/>16,299,821 <text:s/></text:p>
          </table:table-cell>
          <table:table-cell table:style-name="ce14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39588091.37" calcext:value-type="float">
            <text:p><text:s/>39,588,09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6"/>
          <table:table-cell table:style-name="ce58" table:number-columns-repeated="1015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39490065" calcext:value-type="float">
            <text:p><text:s/>39,490,065 <text:s/></text:p>
          </table:table-cell>
          <table:table-cell table:style-name="ce57" office:value-type="float" office:value="6555558.605" calcext:value-type="float">
            <text:p><text:s/>6,555,559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584" calcext:value-type="float">
            <text:p><text:s/>584 <text:s/></text:p>
          </table:table-cell>
          <table:table-cell table:style-name="ce57" office:value-type="float" office:value="25252.811" calcext:value-type="float">
            <text:p><text:s/>25,253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39490065" calcext:value-type="float">
            <text:p><text:s/>39,490,065 <text:s/></text:p>
          </table:table-cell>
          <table:table-cell table:style-name="ce57" office:value-type="float" office:value="6555558.605" calcext:value-type="float">
            <text:p><text:s/>6,555,559 <text:s/>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57" office:value-type="float" office:value="12829.904" calcext:value-type="float">
            <text:p><text:s/>12,830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584" calcext:value-type="float">
            <text:p><text:s/>584 <text:s/></text:p>
          </table:table-cell>
          <table:table-cell table:style-name="ce57" office:value-type="float" office:value="12422.907" calcext:value-type="float">
            <text:p><text:s/>12,423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63" table:number-columns-spanned="9" table:number-rows-spanned="1"/>
          <table:covered-table-cell table:number-columns-repeated="8" table:style-name="ce63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10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45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6.$A$1:.$AMJ$10" table:range-usable-as="repeat-column repeat-row"/>
        </table:named-expressions>
      </table:table>
      <table:table table:name="Page7" table:style-name="ta7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8" table:number-columns-repeated="2" table:default-cell-style-name="ce16"/>
        <table:table-column table:style-name="co19" table:default-cell-style-name="ce16"/>
        <table:table-column table:style-name="co2" table:default-cell-style-name="ce16"/>
        <table:table-column table:style-name="co20" table:default-cell-style-name="ce91"/>
        <table:table-column table:style-name="co2" table:default-cell-style-name="ce15"/>
        <table:table-column table:style-name="co21" table:default-cell-style-name="ce15"/>
        <table:table-column table:style-name="co6" table:default-cell-style-name="ce16"/>
        <table:table-column table:style-name="co2" table:default-cell-style-name="ce16"/>
        <table:table-column table:style-name="co9" table:number-columns-repeated="1012" table:default-cell-style-name="ce16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能源平衡表－OECD能源統計格式（原始單位）</text:p>
            </table:table-cell>
            <table:covered-table-cell table:number-columns-repeated="9" table:style-name="ce17"/>
            <table:table-cell table:number-columns-repeated="1014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3年(西元2004年)</text:p>
            </table:table-cell>
            <table:covered-table-cell table:number-columns-repeated="2" table:style-name="ce2"/>
            <table:table-cell table:style-name="ce43" table:number-columns-repeated="4"/>
            <table:table-cell table:style-name="ce79"/>
            <table:table-cell table:style-name="ce61"/>
            <table:table-cell table:style-name="ce97"/>
            <table:table-cell table:style-name="ce43" table:number-columns-repeated="1014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52" calcext:value-type="float">
              <text:p>52</text:p>
            </table:table-cell>
            <table:table-cell table:style-name="ce44" office:value-type="float" office:value="53" calcext:value-type="float">
              <text:p>53</text:p>
            </table:table-cell>
            <table:table-cell table:style-name="ce44" table:number-columns-repeated="2"/>
            <table:table-cell table:style-name="ce80" office:value-type="string" calcext:value-type="string" table:number-columns-spanned="3" table:number-rows-spanned="8">
              <text:p>Item</text:p>
            </table:table-cell>
            <table:covered-table-cell table:number-columns-repeated="2" table:style-name="ce92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太陽熱能</text:p>
            </table:table-cell>
            <table:table-cell table:style-name="ce45" office:value-type="string" calcext:value-type="string">
              <text:p>熱能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Solar Thermal</text:p>
            </table:table-cell>
            <table:table-cell table:style-name="ce62" office:value-type="string" calcext:value-type="string">
              <text:p>Heat</text:p>
            </table:table-cell>
            <table:table-cell table:style-name="ce62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office:value-type="string" calcext:value-type="string">
              <text:p>(公秉油當量)</text:p>
            </table:table-cell>
            <table:table-cell table:style-name="ce45" office:value-type="string" calcext:value-type="string">
              <text:p>(公噸)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MT)</text:p>
            </table:table-cell>
            <table:table-cell table:style-name="ce47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4"/>
            <table:covered-table-cell table:style-name="ce82"/>
            <table:covered-table-cell table:number-columns-repeated="2" table:style-name="ce94"/>
            <table:table-cell table:style-name="ce59" table:number-columns-repeated="1014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92699" calcext:value-type="float">
            <text:p><text:s/>92,699 <text:s/></text:p>
          </table:table-cell>
          <table:table-cell table:style-name="ce49" office:value-type="float" office:value="0" calcext:value-type="float">
            <text:p/>
          </table:table-cell>
          <table:table-cell table:style-name="ce67" table:number-columns-repeated="2"/>
          <table:table-cell table:style-name="ce83" office:value-type="float" office:value="1" calcext:value-type="float">
            <text:p>1</text:p>
          </table:table-cell>
          <table:table-cell table:style-name="ce44"/>
          <table:table-cell table:style-name="ce98" office:value-type="string" calcext:value-type="string">
            <text:p>Indigenous Production</text:p>
          </table:table-cell>
          <table:table-cell table:style-name="ce43" table:number-columns-repeated="1014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" calcext:value-type="float">
            <text:p>2</text:p>
          </table:table-cell>
          <table:table-cell table:style-name="ce47" office:value-type="string" calcext:value-type="string">
            <text:p>+</text:p>
          </table:table-cell>
          <table:table-cell table:style-name="ce99" office:value-type="string" calcext:value-type="string">
            <text:p>Impor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" calcext:value-type="float">
            <text:p>3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xpor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" calcext:value-type="float">
            <text:p>4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Marine Bunker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" calcext:value-type="float">
            <text:p>5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Civil Avia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" calcext:value-type="float">
            <text:p>6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Stock Change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92699" calcext:value-type="float">
            <text:p><text:s/>92,699 <text:s/></text:p>
          </table:table-cell>
          <table:table-cell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" calcext:value-type="float">
            <text:p>7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Primary Energy Suppl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" calcext:value-type="float">
            <text:p>8</text:p>
          </table:table-cell>
          <table:table-cell table:style-name="ce44" office:value-type="string" calcext:value-type="string">
            <text:p>-</text:p>
          </table:table-cell>
          <table:table-cell table:style-name="ce98" office:value-type="string" calcext:value-type="string">
            <text:p>Transfers(Intput)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" calcext:value-type="float">
            <text:p>9</text:p>
          </table:table-cell>
          <table:table-cell table:style-name="ce48" office:value-type="string" calcext:value-type="string">
            <text:p>-</text:p>
          </table:table-cell>
          <table:table-cell table:style-name="ce100" office:value-type="string" calcext:value-type="string">
            <text:p>Statistical Differen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0" calcext:value-type="float">
            <text:p>10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Transformation Inpu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1" calcext:value-type="float">
            <text:p>11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2" calcext:value-type="float">
            <text:p>12</text:p>
          </table:table-cell>
          <table:table-cell table:style-name="ce47"/>
          <table:table-cell table:style-name="ce99" office:value-type="string" calcext:value-type="string">
            <text:p><text:s text:c="4"/>Blast Furna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3" calcext:value-type="float">
            <text:p>13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4" calcext:value-type="float">
            <text:p>14</text:p>
          </table:table-cell>
          <table:table-cell table:style-name="ce47"/>
          <table:table-cell table:style-name="ce99" office:value-type="string" calcext:value-type="string">
            <text:p><text:s text:c="4"/>Petrochemical Industr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5" calcext:value-type="float">
            <text:p>15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6" calcext:value-type="float">
            <text:p>16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7" calcext:value-type="float">
            <text:p>17</text:p>
          </table:table-cell>
          <table:table-cell table:style-name="ce47"/>
          <table:table-cell table:style-name="ce99" office:value-type="string" calcext:value-type="string">
            <text:p><text:s text:c="4"/>Public Cogeneration Plants <text:s/>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/>
          <table:table-cell table:style-name="ce77"/>
          <table:table-cell table:style-name="ce84" office:value-type="float" office:value="18" calcext:value-type="float">
            <text:p>18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995385" calcext:value-type="float">
            <text:p><text:s/>13,995,385 <text:s/></text:p>
          </table:table-cell>
          <table:table-cell table:style-name="ce68" table:number-columns-repeated="2"/>
          <table:table-cell table:style-name="ce83" office:value-type="float" office:value="19" calcext:value-type="float">
            <text:p>19</text:p>
          </table:table-cell>
          <table:table-cell table:style-name="ce44" office:value-type="string" calcext:value-type="string">
            <text:p>+</text:p>
          </table:table-cell>
          <table:table-cell table:style-name="ce98" office:value-type="string" calcext:value-type="string">
            <text:p>Transformation Output Total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995385" calcext:value-type="float">
            <text:p><text:s/>13,995,385 <text:s/></text:p>
          </table:table-cell>
          <table:table-cell table:style-name="ce68" table:number-columns-repeated="2"/>
          <table:table-cell table:style-name="ce84" office:value-type="float" office:value="20" calcext:value-type="float">
            <text:p>20</text:p>
          </table:table-cell>
          <table:table-cell table:style-name="ce47"/>
          <table:table-cell table:style-name="ce99" office:value-type="string" calcext:value-type="string">
            <text:p>Transformation Output 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21" calcext:value-type="float">
            <text:p>21</text:p>
          </table:table-cell>
          <table:table-cell table:style-name="ce48"/>
          <table:table-cell table:style-name="ce100" office:value-type="string" calcext:value-type="string">
            <text:p>Transfers(Output)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076655" calcext:value-type="float">
            <text:p><text:s/>4,076,655 <text:s/></text:p>
          </table:table-cell>
          <table:table-cell table:style-name="ce68" table:number-columns-repeated="2"/>
          <table:table-cell table:style-name="ce84" office:value-type="float" office:value="22" calcext:value-type="float">
            <text:p>22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nergy Sector Own Use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3" calcext:value-type="float">
            <text:p>23</text:p>
          </table:table-cell>
          <table:table-cell table:style-name="ce47"/>
          <table:table-cell table:style-name="ce99" office:value-type="string" calcext:value-type="string">
            <text:p><text:s text:c="4"/>Coal Min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4" calcext:value-type="float">
            <text:p>24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5" calcext:value-type="float">
            <text:p>25</text:p>
          </table:table-cell>
          <table:table-cell table:style-name="ce47"/>
          <table:table-cell table:style-name="ce99" office:value-type="string" calcext:value-type="string">
            <text:p><text:s text:c="4"/>Blast Furnaces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6" calcext:value-type="float">
            <text:p>26</text:p>
          </table:table-cell>
          <table:table-cell table:style-name="ce47"/>
          <table:table-cell table:style-name="ce99" office:value-type="string" calcext:value-type="string">
            <text:p><text:s text:c="4"/>Oil and Gas Extrac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076655" calcext:value-type="float">
            <text:p><text:s/>4,076,655 <text:s/></text:p>
          </table:table-cell>
          <table:table-cell table:style-name="ce68" table:number-columns-repeated="2"/>
          <table:table-cell table:style-name="ce84" office:value-type="float" office:value="27" calcext:value-type="float">
            <text:p>27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8" calcext:value-type="float">
            <text:p>28</text:p>
          </table:table-cell>
          <table:table-cell table:style-name="ce47"/>
          <table:table-cell table:style-name="ce99" office:value-type="string" calcext:value-type="string">
            <text:p><text:s text:c="4"/>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9" calcext:value-type="float">
            <text:p>29</text:p>
          </table:table-cell>
          <table:table-cell table:style-name="ce47"/>
          <table:table-cell table:style-name="ce99" office:value-type="string" calcext:value-type="string">
            <text:p><text:s text:c="4"/>Electricity to Pump Up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0" calcext:value-type="float">
            <text:p>30</text:p>
          </table:table-cell>
          <table:table-cell table:style-name="ce47"/>
          <table:table-cell table:style-name="ce99" office:value-type="string" calcext:value-type="string">
            <text:p><text:s text:c="4"/>Cogeneration Plant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1" calcext:value-type="float">
            <text:p>31</text:p>
          </table:table-cell>
          <table:table-cell table:style-name="ce48"/>
          <table:table-cell table:style-name="ce100" office:value-type="string" calcext:value-type="string">
            <text:p><text:s text:c="4"/>Gas Compani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2" calcext:value-type="float">
            <text:p>32</text:p>
          </table:table-cell>
          <table:table-cell table:style-name="ce95" office:value-type="string" calcext:value-type="string">
            <text:p>-</text:p>
          </table:table-cell>
          <table:table-cell table:style-name="ce101" office:value-type="string" calcext:value-type="string">
            <text:p><text:s/>Loss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92699" calcext:value-type="float">
            <text:p><text:s/>92,699 <text:s/></text:p>
          </table:table-cell>
          <table:table-cell table:style-name="ce52" office:value-type="float" office:value="9918730" calcext:value-type="float">
            <text:p><text:s/>9,918,730 <text:s/></text:p>
          </table:table-cell>
          <table:table-cell table:style-name="ce69" table:number-columns-repeated="2"/>
          <table:table-cell table:style-name="ce85" office:value-type="float" office:value="33" calcext:value-type="float">
            <text:p>33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Final Consumption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92699" calcext:value-type="float">
            <text:p><text:s/>92,699 <text:s/></text:p>
          </table:table-cell>
          <table:table-cell table:style-name="ce52" office:value-type="float" office:value="9918730" calcext:value-type="float">
            <text:p><text:s/>9,918,730 <text:s/></text:p>
          </table:table-cell>
          <table:table-cell table:style-name="ce70" table:number-columns-repeated="2"/>
          <table:table-cell table:style-name="ce86" office:value-type="float" office:value="34" calcext:value-type="float">
            <text:p>34</text:p>
          </table:table-cell>
          <table:table-cell table:style-name="ce95"/>
          <table:table-cell table:style-name="ce101" office:value-type="string" calcext:value-type="string">
            <text:p>Energy Consump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918730" calcext:value-type="float">
            <text:p><text:s/>9,918,730 <text:s/></text:p>
          </table:table-cell>
          <table:table-cell table:style-name="ce68" table:number-columns-repeated="2"/>
          <table:table-cell table:style-name="ce84" office:value-type="float" office:value="35" calcext:value-type="float">
            <text:p>35</text:p>
          </table:table-cell>
          <table:table-cell table:style-name="ce47"/>
          <table:table-cell table:style-name="ce99" office:value-type="string" calcext:value-type="string">
            <text:p><text:s text:c="4"/>Industrial Sector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6" calcext:value-type="float">
            <text:p>36</text:p>
          </table:table-cell>
          <table:table-cell table:style-name="ce47"/>
          <table:table-cell table:style-name="ce99" office:value-type="string" calcext:value-type="string">
            <text:p><text:s text:c="8"/>Mining and Quarrying(excluding coal,oil and ga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1023.333333333" calcext:value-type="float">
            <text:p><text:s/>271,023 <text:s/></text:p>
          </table:table-cell>
          <table:table-cell table:style-name="ce68" table:number-columns-repeated="2"/>
          <table:table-cell table:style-name="ce84" office:value-type="float" office:value="37" calcext:value-type="float">
            <text:p>37</text:p>
          </table:table-cell>
          <table:table-cell table:style-name="ce47"/>
          <table:table-cell table:style-name="ce99" office:value-type="string" calcext:value-type="string">
            <text:p><text:s text:c="8"/>Food, Beverage and Tobacco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5511.666666667" calcext:value-type="float">
            <text:p><text:s/>135,512 <text:s/></text:p>
          </table:table-cell>
          <table:table-cell table:style-name="ce68" table:number-columns-repeated="2"/>
          <table:table-cell table:style-name="ce84" office:value-type="float" office:value="38" calcext:value-type="float">
            <text:p>38</text:p>
          </table:table-cell>
          <table:table-cell table:style-name="ce47"/>
          <table:table-cell table:style-name="ce99" office:value-type="string" calcext:value-type="string">
            <text:p><text:s text:c="8"/>Textile,Wearing Apparel and Accesso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9" calcext:value-type="float">
            <text:p>39</text:p>
          </table:table-cell>
          <table:table-cell table:style-name="ce47"/>
          <table:table-cell table:style-name="ce99" office:value-type="string" calcext:value-type="string">
            <text:p><text:s text:c="8"/>Leather and Fu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0" calcext:value-type="float">
            <text:p>40</text:p>
          </table:table-cell>
          <table:table-cell table:style-name="ce47"/>
          <table:table-cell table:style-name="ce99" office:value-type="string" calcext:value-type="string">
            <text:p><text:s text:c="8"/>Wood, Bamboo and Furni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1" calcext:value-type="float">
            <text:p>41</text:p>
          </table:table-cell>
          <table:table-cell table:style-name="ce47"/>
          <table:table-cell table:style-name="ce99" office:value-type="string" calcext:value-type="string">
            <text:p><text:s text:c="8"/>Pulp, Paper and Paper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2" calcext:value-type="float">
            <text:p>42</text:p>
          </table:table-cell>
          <table:table-cell table:style-name="ce47"/>
          <table:table-cell table:style-name="ce99" office:value-type="string" calcext:value-type="string">
            <text:p><text:s text:c="8"/>Print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512195" calcext:value-type="float">
            <text:p><text:s/>9,512,195 <text:s/></text:p>
          </table:table-cell>
          <table:table-cell table:style-name="ce68" table:number-columns-repeated="2"/>
          <table:table-cell table:style-name="ce84" office:value-type="float" office:value="43" calcext:value-type="float">
            <text:p>43</text:p>
          </table:table-cell>
          <table:table-cell table:style-name="ce47"/>
          <table:table-cell table:style-name="ce99" office:value-type="string" calcext:value-type="string">
            <text:p><text:s text:c="8"/>Chemical Material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512195" calcext:value-type="float">
            <text:p><text:s/>9,512,195 <text:s/></text:p>
          </table:table-cell>
          <table:table-cell table:style-name="ce68" table:number-columns-repeated="2"/>
          <table:table-cell table:style-name="ce84" office:value-type="float" office:value="44" calcext:value-type="float">
            <text:p>44</text:p>
          </table:table-cell>
          <table:table-cell table:style-name="ce47"/>
          <table:table-cell table:style-name="ce99" office:value-type="string" calcext:value-type="string">
            <text:p><text:s text:c="12"/>Basic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5" calcext:value-type="float">
            <text:p>45</text:p>
          </table:table-cell>
          <table:table-cell table:style-name="ce47"/>
          <table:table-cell table:style-name="ce99" office:value-type="string" calcext:value-type="string">
            <text:p><text:s text:c="16"/>(Basic Industrial Chemic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9512195" calcext:value-type="float">
            <text:p>( 9,512,195 <text:s/>)</text:p>
          </table:table-cell>
          <table:table-cell table:style-name="ce71"/>
          <table:table-cell table:style-name="ce68"/>
          <table:table-cell table:style-name="ce84" office:value-type="float" office:value="46" calcext:value-type="float">
            <text:p>46</text:p>
          </table:table-cell>
          <table:table-cell table:style-name="ce47"/>
          <table:table-cell table:style-name="ce99" office:value-type="string" calcext:value-type="string">
            <text:p><text:s text:c="16"/>(Petrochemical Materi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7" calcext:value-type="float">
            <text:p>47</text:p>
          </table:table-cell>
          <table:table-cell table:style-name="ce47"/>
          <table:table-cell table:style-name="ce99" office:value-type="string" calcext:value-type="string">
            <text:p><text:s text:c="16"/>(Chemical Fertilizer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8" calcext:value-type="float">
            <text:p>48</text:p>
          </table:table-cell>
          <table:table-cell table:style-name="ce47"/>
          <table:table-cell table:style-name="ce99" office:value-type="string" calcext:value-type="string">
            <text:p><text:s text:c="12"/>Artificial Fib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9" calcext:value-type="float">
            <text:p>49</text:p>
          </table:table-cell>
          <table:table-cell table:style-name="ce47"/>
          <table:table-cell table:style-name="ce99" office:value-type="string" calcext:value-type="string">
            <text:p><text:s text:c="12"/>Resin, Plastics and Rubber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0" calcext:value-type="float">
            <text:p>50</text:p>
          </table:table-cell>
          <table:table-cell table:style-name="ce96"/>
          <table:table-cell table:style-name="ce102" office:value-type="string" calcext:value-type="string">
            <text:p><text:s text:c="12"/>Other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1" calcext:value-type="float">
            <text:p>51</text:p>
          </table:table-cell>
          <table:table-cell table:style-name="ce47"/>
          <table:table-cell table:style-name="ce99" office:value-type="string" calcext:value-type="string">
            <text:p><text:s text:c="8"/>Chemical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2" calcext:value-type="float">
            <text:p>52</text:p>
          </table:table-cell>
          <table:table-cell table:style-name="ce47"/>
          <table:table-cell table:style-name="ce99" office:value-type="string" calcext:value-type="string">
            <text:p><text:s text:c="8"/>Rubber Products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3" calcext:value-type="float">
            <text:p>53</text:p>
          </table:table-cell>
          <table:table-cell table:style-name="ce96"/>
          <table:table-cell table:style-name="ce102" office:value-type="string" calcext:value-type="string">
            <text:p><text:s text:c="8"/>Plastic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4" calcext:value-type="float">
            <text:p>54</text:p>
          </table:table-cell>
          <table:table-cell table:style-name="ce47"/>
          <table:table-cell table:style-name="ce99" office:value-type="string" calcext:value-type="string">
            <text:p><text:s text:c="8"/>Non-metallic Mineral Produc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5" calcext:value-type="float">
            <text:p>55</text:p>
          </table:table-cell>
          <table:table-cell table:style-name="ce47"/>
          <table:table-cell table:style-name="ce99" office:value-type="string" calcext:value-type="string">
            <text:p><text:s text:c="12"/>Cement and Cement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6" calcext:value-type="float">
            <text:p>56</text:p>
          </table:table-cell>
          <table:table-cell table:style-name="ce47"/>
          <table:table-cell table:style-name="ce99" office:value-type="string" calcext:value-type="string">
            <text:p><text:s text:c="12"/>Oth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57" calcext:value-type="float">
            <text:p>57</text:p>
          </table:table-cell>
          <table:table-cell table:style-name="ce47"/>
          <table:table-cell table:style-name="ce99" office:value-type="string" calcext:value-type="string">
            <text:p><text:s text:c="16"/>(Pottery, China and Earthware)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2" table:style-name="ce55" office:value-type="float" office:value="0" calcext:value-type="float">
            <text:p/>
          </table:table-cell>
          <table:table-cell table:style-name="ce73"/>
          <table:table-cell table:style-name="ce72"/>
          <table:table-cell table:style-name="ce87" office:value-type="float" office:value="58" calcext:value-type="float">
            <text:p>58</text:p>
          </table:table-cell>
          <table:table-cell table:style-name="ce96"/>
          <table:table-cell table:style-name="ce102" office:value-type="string" calcext:value-type="string">
            <text:p><text:s text:c="16"/>(Glass and Glass Produc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9" calcext:value-type="float">
            <text:p>59</text:p>
          </table:table-cell>
          <table:table-cell table:style-name="ce47"/>
          <table:table-cell table:style-name="ce99" office:value-type="string" calcext:value-type="string">
            <text:p><text:s text:c="8"/>Basic Metal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0" calcext:value-type="float">
            <text:p>60</text:p>
          </table:table-cell>
          <table:table-cell table:style-name="ce47"/>
          <table:table-cell table:style-name="ce99" office:value-type="string" calcext:value-type="string">
            <text:p><text:s text:c="12"/>Iron and Steel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1" calcext:value-type="float">
            <text:p>61</text:p>
          </table:table-cell>
          <table:table-cell table:style-name="ce47"/>
          <table:table-cell table:style-name="ce99" office:value-type="string" calcext:value-type="string">
            <text:p><text:s text:c="12"/>Other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62" calcext:value-type="float">
            <text:p>62</text:p>
          </table:table-cell>
          <table:table-cell table:style-name="ce47"/>
          <table:table-cell table:style-name="ce99" office:value-type="string" calcext:value-type="string">
            <text:p><text:s text:c="16"/>(Aluminum)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3" calcext:value-type="float">
            <text:p>63</text:p>
          </table:table-cell>
          <table:table-cell table:style-name="ce47"/>
          <table:table-cell table:style-name="ce99" office:value-type="string" calcext:value-type="string">
            <text:p><text:s text:c="8"/>Fabricated Metal Products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64" calcext:value-type="float">
            <text:p>64</text:p>
          </table:table-cell>
          <table:table-cell table:style-name="ce96"/>
          <table:table-cell table:style-name="ce102" office:value-type="string" calcext:value-type="string">
            <text:p><text:s text:c="8"/>Machinery and Equipmen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5" calcext:value-type="float">
            <text:p>65</text:p>
          </table:table-cell>
          <table:table-cell table:style-name="ce47"/>
          <table:table-cell table:style-name="ce99" office:value-type="string" calcext:value-type="string">
            <text:p><text:s text:c="8"/>Electrical and Electronic Machiner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66" calcext:value-type="float">
            <text:p>66</text:p>
          </table:table-cell>
          <table:table-cell table:style-name="ce47"/>
          <table:table-cell table:style-name="ce99" office:value-type="string" calcext:value-type="string">
            <text:p><text:s text:c="8"/>(Electronic Par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7" calcext:value-type="float">
            <text:p>67</text:p>
          </table:table-cell>
          <table:table-cell table:style-name="ce47"/>
          <table:table-cell table:style-name="ce99" office:value-type="string" calcext:value-type="string">
            <text:p><text:s text:c="8"/>Transport Equip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8" calcext:value-type="float">
            <text:p>68</text:p>
          </table:table-cell>
          <table:table-cell table:style-name="ce47"/>
          <table:table-cell table:style-name="ce99" office:value-type="string" calcext:value-type="string">
            <text:p><text:s text:c="8"/>Precision Instru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9" calcext:value-type="float">
            <text:p>69</text:p>
          </table:table-cell>
          <table:table-cell table:style-name="ce47"/>
          <table:table-cell table:style-name="ce99" office:value-type="string" calcext:value-type="string">
            <text:p><text:s text:c="8"/>Miscellaneous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0" calcext:value-type="float">
            <text:p>70</text:p>
          </table:table-cell>
          <table:table-cell table:style-name="ce47"/>
          <table:table-cell table:style-name="ce99" office:value-type="string" calcext:value-type="string">
            <text:p><text:s text:c="8"/>Water Supply and Remediation Activit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1" calcext:value-type="float">
            <text:p>71</text:p>
          </table:table-cell>
          <table:table-cell table:style-name="ce47"/>
          <table:table-cell table:style-name="ce99" office:value-type="string" calcext:value-type="string">
            <text:p><text:s text:c="8"/>Construc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2" calcext:value-type="float">
            <text:p>72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73" calcext:value-type="float">
            <text:p>73</text:p>
          </table:table-cell>
          <table:table-cell table:style-name="ce44"/>
          <table:table-cell table:style-name="ce98" office:value-type="string" calcext:value-type="string">
            <text:p><text:s text:c="4"/>Transport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4" calcext:value-type="float">
            <text:p>74</text:p>
          </table:table-cell>
          <table:table-cell table:style-name="ce47"/>
          <table:table-cell table:style-name="ce99" office:value-type="string" calcext:value-type="string">
            <text:p><text:s text:c="8"/>Domestic Ai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5" calcext:value-type="float">
            <text:p>75</text:p>
          </table:table-cell>
          <table:table-cell table:style-name="ce47"/>
          <table:table-cell table:style-name="ce99" office:value-type="string" calcext:value-type="string">
            <text:p><text:s text:c="8"/>Roa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6" calcext:value-type="float">
            <text:p>76</text:p>
          </table:table-cell>
          <table:table-cell table:style-name="ce47"/>
          <table:table-cell table:style-name="ce99" office:value-type="string" calcext:value-type="string">
            <text:p><text:s text:c="8"/>R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7" calcext:value-type="float">
            <text:p>77</text:p>
          </table:table-cell>
          <table:table-cell table:style-name="ce47"/>
          <table:table-cell table:style-name="ce99" office:value-type="string" calcext:value-type="string">
            <text:p><text:s text:c="8"/>Pipeline Transport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8" calcext:value-type="float">
            <text:p>78</text:p>
          </table:table-cell>
          <table:table-cell table:style-name="ce47"/>
          <table:table-cell table:style-name="ce99" office:value-type="string" calcext:value-type="string">
            <text:p><text:s text:c="8"/>Internal Navig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9" calcext:value-type="float">
            <text:p>79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0" calcext:value-type="float">
            <text:p>80</text:p>
          </table:table-cell>
          <table:table-cell table:style-name="ce44"/>
          <table:table-cell table:style-name="ce98" office:value-type="string" calcext:value-type="string">
            <text:p><text:s text:c="4"/>Agricultur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1" calcext:value-type="float">
            <text:p>81</text:p>
          </table:table-cell>
          <table:table-cell table:style-name="ce47"/>
          <table:table-cell table:style-name="ce99" office:value-type="string" calcext:value-type="string">
            <text:p><text:s text:c="8"/>Agriculture, Animal Husbandry and Forestry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82" calcext:value-type="float">
            <text:p>82</text:p>
          </table:table-cell>
          <table:table-cell table:style-name="ce48"/>
          <table:table-cell table:style-name="ce100" office:value-type="string" calcext:value-type="string">
            <text:p><text:s text:c="8"/>Fishing and Aquacul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2780.97" calcext:value-type="float">
            <text:p><text:s/>2,781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3" calcext:value-type="float">
            <text:p>83</text:p>
          </table:table-cell>
          <table:table-cell table:style-name="ce47"/>
          <table:table-cell table:style-name="ce99" office:value-type="string" calcext:value-type="string">
            <text:p><text:s text:c="4"/>Servic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4" calcext:value-type="float">
            <text:p>84</text:p>
          </table:table-cell>
          <table:table-cell table:style-name="ce47"/>
          <table:table-cell table:style-name="ce99" office:value-type="string" calcext:value-type="string">
            <text:p><text:s text:c="8"/>Wholesale and Ret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5" calcext:value-type="float">
            <text:p>85</text:p>
          </table:table-cell>
          <table:table-cell table:style-name="ce47"/>
          <table:table-cell table:style-name="ce99" office:value-type="string" calcext:value-type="string">
            <text:p><text:s text:c="8"/>Hotels and Restaura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6" calcext:value-type="float">
            <text:p>86</text:p>
          </table:table-cell>
          <table:table-cell table:style-name="ce47"/>
          <table:table-cell table:style-name="ce99" office:value-type="string" calcext:value-type="string">
            <text:p><text:s text:c="8"/>Transport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7" calcext:value-type="float">
            <text:p>87</text:p>
          </table:table-cell>
          <table:table-cell table:style-name="ce47"/>
          <table:table-cell table:style-name="ce99" office:value-type="string" calcext:value-type="string">
            <text:p><text:s text:c="8"/>Storage and Warehous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8" calcext:value-type="float">
            <text:p>88</text:p>
          </table:table-cell>
          <table:table-cell table:style-name="ce47"/>
          <table:table-cell table:style-name="ce99" office:value-type="string" calcext:value-type="string">
            <text:p><text:s text:c="8"/>Communica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9" calcext:value-type="float">
            <text:p>89</text:p>
          </table:table-cell>
          <table:table-cell table:style-name="ce47"/>
          <table:table-cell table:style-name="ce99" office:value-type="string" calcext:value-type="string">
            <text:p><text:s text:c="8"/>Finance, Insurance and Real Estat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0" calcext:value-type="float">
            <text:p>90</text:p>
          </table:table-cell>
          <table:table-cell table:style-name="ce47"/>
          <table:table-cell table:style-name="ce99" office:value-type="string" calcext:value-type="string">
            <text:p><text:s text:c="8"/>Business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1" calcext:value-type="float">
            <text:p>91</text:p>
          </table:table-cell>
          <table:table-cell table:style-name="ce47"/>
          <table:table-cell table:style-name="ce99" office:value-type="string" calcext:value-type="string">
            <text:p><text:s text:c="8"/>Social and Personal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2780.97" calcext:value-type="float">
            <text:p><text:s/>2,781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2" calcext:value-type="float">
            <text:p>92</text:p>
          </table:table-cell>
          <table:table-cell table:style-name="ce47"/>
          <table:table-cell table:style-name="ce99" office:value-type="string" calcext:value-type="string">
            <text:p><text:s text:c="8"/>Public Administr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3" calcext:value-type="float">
            <text:p>93</text:p>
          </table:table-cell>
          <table:table-cell table:style-name="ce48"/>
          <table:table-cell table:style-name="ce100" office:value-type="string" calcext:value-type="string">
            <text:p><text:s text:c="8"/>Activities Not Adequately Defined </text:p>
          </table:table-cell>
          <table:table-cell table:style-name="ce14" table:number-columns-repeated="1014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89918.03" calcext:value-type="float">
            <text:p><text:s/>89,918 <text:s/></text:p>
          </table:table-cell>
          <table:table-cell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4" calcext:value-type="float">
            <text:p>94</text:p>
          </table:table-cell>
          <table:table-cell table:style-name="ce48"/>
          <table:table-cell table:style-name="ce100" office:value-type="string" calcext:value-type="string">
            <text:p><text:s text:c="4"/>Residential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95" calcext:value-type="float">
            <text:p>95</text:p>
          </table:table-cell>
          <table:table-cell table:style-name="ce44"/>
          <table:table-cell table:style-name="ce98" office:value-type="string" calcext:value-type="string">
            <text:p>Non-Energy Us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6" calcext:value-type="float">
            <text:p>96</text:p>
          </table:table-cell>
          <table:table-cell table:style-name="ce47"/>
          <table:table-cell table:style-name="ce99" office:value-type="string" calcext:value-type="string">
            <text:p><text:s text:c="4"/>in Industry/Transf./Energ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97" calcext:value-type="float">
            <text:p>97</text:p>
          </table:table-cell>
          <table:table-cell table:style-name="ce47"/>
          <table:table-cell table:style-name="ce99" office:value-type="string" calcext:value-type="string">
            <text:p><text:s text:c="8"/>(Feedstock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8" calcext:value-type="float">
            <text:p>98</text:p>
          </table:table-cell>
          <table:table-cell table:style-name="ce47"/>
          <table:table-cell table:style-name="ce99" office:value-type="string" calcext:value-type="string">
            <text:p><text:s text:c="4"/>in Transport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9" calcext:value-type="float">
            <text:p>99</text:p>
          </table:table-cell>
          <table:table-cell table:style-name="ce48"/>
          <table:table-cell table:style-name="ce100" office:value-type="string" calcext:value-type="string">
            <text:p><text:s text:c="4"/>in Other Sectors</text:p>
          </table:table-cell>
          <table:table-cell table:style-name="ce14" table:number-columns-repeated="1014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2"/>
          <table:table-cell table:style-name="ce74"/>
          <table:table-cell table:style-name="ce56" office:value-type="float" office:value="0" calcext:value-type="float">
            <text:p><text:s/></text:p>
          </table:table-cell>
          <table:table-cell table:style-name="ce88" office:value-type="float" office:value="0" calcext:value-type="float">
            <text:p><text:s/></text:p>
          </table:table-cell>
          <table:table-cell table:style-name="ce56" office:value-type="float" office:value="0" calcext:value-type="float">
            <text:p><text:s/></text:p>
          </table:table-cell>
          <table:table-cell table:style-name="ce103" office:value-type="string" calcext:value-type="string">
            <text:p>Electricity and Heat Output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1" calcext:value-type="float">
            <text:p>1</text:p>
          </table:table-cell>
          <table:table-cell table:style-name="ce47" office:value-type="string" calcext:value-type="string">
            <text:p><text:s/></text:p>
          </table:table-cell>
          <table:table-cell table:style-name="ce99" office:value-type="string" calcext:value-type="string">
            <text:p>Electricity Generated (MWh)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2" calcext:value-type="float">
            <text:p>2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3" calcext:value-type="float">
            <text:p>3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number-columns-repeated="2"/>
          <table:table-cell table:style-name="ce89" office:value-type="float" office:value="4" calcext:value-type="float">
            <text:p>4</text:p>
          </table:table-cell>
          <table:table-cell/>
          <table:table-cell table:style-name="ce99" office:value-type="string" calcext:value-type="string">
            <text:p><text:s text:c="4"/>Public Cogeneration Plants <text:s/></text:p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5" calcext:value-type="float">
            <text:p>5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6" calcext:value-type="float">
            <text:p>6</text:p>
          </table:table-cell>
          <table:table-cell table:style-name="ce47"/>
          <table:table-cell table:style-name="ce99" office:value-type="string" calcext:value-type="string">
            <text:p>Heat Generated (MT)</text:p>
          </table:table-cell>
          <table:table-cell table:style-name="ce58" table:number-columns-repeated="1014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76"/>
          <table:table-cell table:style-name="ce69"/>
          <table:table-cell table:style-name="ce85" office:value-type="float" office:value="7" calcext:value-type="float">
            <text:p>7</text:p>
          </table:table-cell>
          <table:table-cell table:style-name="ce48"/>
          <table:table-cell table:style-name="ce100" office:value-type="string" calcext:value-type="string">
            <text:p><text:s text:c="4"/>Cogeneration Plants</text:p>
          </table:table-cell>
          <table:table-cell table:style-name="ce58" table:number-columns-repeated="1014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4"/>
          <table:table-cell table:style-name="ce78"/>
          <table:table-cell table:style-name="ce14" table:number-columns-repeated="2"/>
          <table:table-cell table:style-name="ce43" table:number-columns-repeated="1015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5"/>
          <table:table-cell table:style-name="ce90"/>
          <table:table-cell table:number-columns-repeated="2"/>
          <table:table-cell table:style-name="ce15" table:number-columns-repeated="1014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7.$A$1:.$AMJ$10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49</meta:creation-date>
    <meta:initial-creator>國際合作與能源統計科</meta:initial-creator>
    <dc:description>能源平衡表OECD能源統計格式(原始單位)</dc:description>
    <meta:keyword>台灣能源平衡表</meta:keyword>
    <dc:creator>kenice</dc:creator>
    <meta:print-date>2018-05-14T02:59:08</meta:print-date>
    <dc:date>2020-03-02T03:50:07</dc:date>
    <dc:subject>能源平衡表OECD能源統計格式(原始單位)</dc:subject>
    <dc:title>能源平衡表OECD能源統計格式(原始單位)</dc:title>
    <meta:generator>LibreOffice/5.4.1.2$Windows_x86 LibreOffice_project/ea7cb86e6eeb2bf3a5af73a8f7777ac570321527</meta:generator>
    <meta:document-statistic meta:table-count="7" meta:cell-count="7766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